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bsJL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“1000”</text:p>
          </table:table-cell>
          <table:table-cell office:value-type="string" calcext:value-type="string">
            <text:p>“1001”</text:p>
          </table:table-cell>
          <table:table-cell office:value-type="string" calcext:value-type="string">
            <text:p>“1010”</text:p>
          </table:table-cell>
          <table:table-cell office:value-type="string" calcext:value-type="string">
            <text:p>“1011”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4.99907515476357" calcext:value-type="float">
            <text:p>4.9990751548</text:p>
          </table:table-cell>
          <table:table-cell office:value-type="float" office:value="0.998029794130586" calcext:value-type="float">
            <text:p>0.9980297941</text:p>
          </table:table-cell>
          <table:table-cell office:value-type="float" office:value="5.99161843060436" calcext:value-type="float">
            <text:p>5.9916184306</text:p>
          </table:table-cell>
          <table:table-cell office:value-type="float" office:value="0" calcext:value-type="float">
            <text:p>0</text:p>
          </table:table-cell>
          <table:table-cell office:value-type="float" office:value="0.00710897189028918" calcext:value-type="float">
            <text:p>0.0071089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825243151168" calcext:value-type="float">
            <text:p>0.9982524315</text:p>
          </table:table-cell>
          <table:table-cell office:value-type="float" office:value="5.99927081596774" calcext:value-type="float">
            <text:p>5.999270816</text:p>
          </table:table-cell>
          <table:table-cell office:value-type="float" office:value="0" calcext:value-type="float">
            <text:p>0</text:p>
          </table:table-cell>
          <table:table-cell office:value-type="float" office:value="0.00138180427295979" calcext:value-type="float">
            <text:p>0.0013818043</text:p>
          </table:table-cell>
        </table:table-row>
        <table:table-row table:style-name="ro1">
          <table:table-cell office:value-type="float" office:value="0.999461380321724" calcext:value-type="float">
            <text:p>0.9994613803</text:p>
          </table:table-cell>
          <table:table-cell office:value-type="float" office:value="2.99434256330814" calcext:value-type="float">
            <text:p>2.9943425633</text:p>
          </table:table-cell>
          <table:table-cell office:value-type="float" office:value="6" calcext:value-type="float">
            <text:p>6</text:p>
          </table:table-cell>
          <table:table-cell office:value-type="float" office:value="4.9958882015821" calcext:value-type="float">
            <text:p>4.9958882016</text:p>
          </table:table-cell>
          <table:table-cell office:value-type="float" office:value="0.00623408889977009" calcext:value-type="float">
            <text:p>0.0062340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9809421767964" calcext:value-type="float">
            <text:p>2.9980942177</text:p>
          </table:table-cell>
          <table:table-cell office:value-type="float" office:value="4.98561644532471" calcext:value-type="float">
            <text:p>4.9856164453</text:p>
          </table:table-cell>
          <table:table-cell office:value-type="float" office:value="1" calcext:value-type="float">
            <text:p>1</text:p>
          </table:table-cell>
          <table:table-cell office:value-type="float" office:value="0.00933132230355841" calcext:value-type="float">
            <text:p>0.0093313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98022887973553" calcext:value-type="float">
            <text:p>1.9802288797</text:p>
          </table:table-cell>
          <table:table-cell office:value-type="float" office:value="0.0118855216605414" calcext:value-type="float">
            <text:p>0.01188552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9830290633634" calcext:value-type="float">
            <text:p>11.9830290634</text:p>
          </table:table-cell>
          <table:table-cell office:value-type="float" office:value="0.9915681203501" calcext:value-type="float">
            <text:p>0.9915681204</text:p>
          </table:table-cell>
          <table:table-cell office:value-type="float" office:value="0.0143540611564678" calcext:value-type="float">
            <text:p>0.0143540612</text:p>
          </table:table-cell>
        </table:table-row>
        <table:table-row table:style-name="ro1">
          <table:table-cell office:value-type="float" office:value="4.97882562238644" calcext:value-type="float">
            <text:p>4.9788256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431430732061" calcext:value-type="float">
            <text:p>0.0122431431</text:p>
          </table:table-cell>
        </table:table-row>
        <table:table-row table:style-name="ro1">
          <table:table-cell office:value-type="float" office:value="4.99084106872332" calcext:value-type="float">
            <text:p>4.99084106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75523989147345" calcext:value-type="float">
            <text:p>0.9755239891</text:p>
          </table:table-cell>
          <table:table-cell office:value-type="float" office:value="0.0181888632794904" calcext:value-type="float">
            <text:p>0.0181888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8376169289564" calcext:value-type="float">
            <text:p>0.998376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87626065634329" calcext:value-type="float">
            <text:p>0.0009876261</text:p>
          </table:table-cell>
        </table:table-row>
        <table:table-row table:style-name="ro1">
          <table:table-cell office:value-type="float" office:value="4.9984270647589" calcext:value-type="float">
            <text:p>4.9984270648</text:p>
          </table:table-cell>
          <table:table-cell office:value-type="float" office:value="1" calcext:value-type="float">
            <text:p>1</text:p>
          </table:table-cell>
          <table:table-cell office:value-type="float" office:value="0.999903040559922" calcext:value-type="float">
            <text:p>0.9999030406</text:p>
          </table:table-cell>
          <table:table-cell office:value-type="float" office:value="0" calcext:value-type="float">
            <text:p>0</text:p>
          </table:table-cell>
          <table:table-cell office:value-type="float" office:value="0.00106543619952664" calcext:value-type="float">
            <text:p>0.0010654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988972072588" calcext:value-type="float">
            <text:p>10.9889720726</text:p>
          </table:table-cell>
          <table:table-cell office:value-type="float" office:value="0.993873451347195" calcext:value-type="float">
            <text:p>0.9938734513</text:p>
          </table:table-cell>
          <table:table-cell office:value-type="float" office:value="0.00881405449164035" calcext:value-type="float">
            <text:p>0.0088140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9230241225121" calcext:value-type="float">
            <text:p>2.9923024123</text:p>
          </table:table-cell>
          <table:table-cell office:value-type="float" office:value="4.97979231296269" calcext:value-type="float">
            <text:p>4.979792313</text:p>
          </table:table-cell>
          <table:table-cell office:value-type="float" office:value="1" calcext:value-type="float">
            <text:p>1</text:p>
          </table:table-cell>
          <table:table-cell office:value-type="float" office:value="0.0146660975896746" calcext:value-type="float">
            <text:p>0.014666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9981425085819" calcext:value-type="float">
            <text:p>3.99981425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115246097075639" calcext:value-type="float">
            <text:p>0.0001152461</text:p>
          </table:table-cell>
        </table:table-row>
        <table:table-row table:style-name="ro1">
          <table:table-cell office:value-type="float" office:value="1.99403043122598" calcext:value-type="float">
            <text:p>1.9940304312</text:p>
          </table:table-cell>
          <table:table-cell office:value-type="float" office:value="3.99448079194433" calcext:value-type="float">
            <text:p>3.9944807919</text:p>
          </table:table-cell>
          <table:table-cell office:value-type="float" office:value="10.9949816855098" calcext:value-type="float">
            <text:p>10.9949816855</text:p>
          </table:table-cell>
          <table:table-cell office:value-type="float" office:value="1" calcext:value-type="float">
            <text:p>1</text:p>
          </table:table-cell>
          <table:table-cell office:value-type="float" office:value="0.00953631156520522" calcext:value-type="float">
            <text:p>0.0095363116</text:p>
          </table:table-cell>
        </table:table-row>
        <table:table-row table:style-name="ro1">
          <table:table-cell office:value-type="float" office:value="11.99307859419" calcext:value-type="float">
            <text:p>11.99307859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97003153092072" calcext:value-type="float">
            <text:p>5.9700315309</text:p>
          </table:table-cell>
          <table:table-cell office:value-type="float" office:value="0.0220884764475648" calcext:value-type="float">
            <text:p>0.0220884764</text:p>
          </table:table-cell>
        </table:table-row>
        <table:table-row table:style-name="ro1">
          <table:table-cell office:value-type="float" office:value="12.9848307164645" calcext:value-type="float">
            <text:p>12.9848307165</text:p>
          </table:table-cell>
          <table:table-cell office:value-type="float" office:value="6" calcext:value-type="float">
            <text:p>6</text:p>
          </table:table-cell>
          <table:table-cell office:value-type="float" office:value="18.9927210052275" calcext:value-type="float">
            <text:p>18.9927210052</text:p>
          </table:table-cell>
          <table:table-cell office:value-type="float" office:value="0" calcext:value-type="float">
            <text:p>0</text:p>
          </table:table-cell>
          <table:table-cell office:value-type="float" office:value="0.0116890134410731" calcext:value-type="float">
            <text:p>0.0116890134</text:p>
          </table:table-cell>
        </table:table-row>
        <table:table-row table:style-name="ro1">
          <table:table-cell office:value-type="float" office:value="2.99771855275348" calcext:value-type="float">
            <text:p>2.9977185528</text:p>
          </table:table-cell>
          <table:table-cell office:value-type="float" office:value="0" calcext:value-type="float">
            <text:p>0</text:p>
          </table:table-cell>
          <table:table-cell office:value-type="float" office:value="6.99916488278989" calcext:value-type="float">
            <text:p>6.9991648828</text:p>
          </table:table-cell>
          <table:table-cell office:value-type="float" office:value="0" calcext:value-type="float">
            <text:p>0</text:p>
          </table:table-cell>
          <table:table-cell office:value-type="float" office:value="0.00175436883666287" calcext:value-type="float">
            <text:p>0.0017543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9945983399392" calcext:value-type="float">
            <text:p>3.9945983399</text:p>
          </table:table-cell>
          <table:table-cell office:value-type="float" office:value="0" calcext:value-type="float">
            <text:p>0</text:p>
          </table:table-cell>
          <table:table-cell office:value-type="float" office:value="0.0031267892170946" calcext:value-type="float">
            <text:p>0.0031267892</text:p>
          </table:table-cell>
        </table:table-row>
        <table:table-row table:style-name="ro1">
          <table:table-cell office:value-type="float" office:value="0.998319582456112" calcext:value-type="float">
            <text:p>0.9983195825</text:p>
          </table:table-cell>
          <table:table-cell office:value-type="float" office:value="0" calcext:value-type="float">
            <text:p>0</text:p>
          </table:table-cell>
          <table:table-cell office:value-type="float" office:value="6.9985473707629" calcext:value-type="float">
            <text:p>6.9985473708</text:p>
          </table:table-cell>
          <table:table-cell office:value-type="float" office:value="0" calcext:value-type="float">
            <text:p>0</text:p>
          </table:table-cell>
          <table:table-cell office:value-type="float" office:value="0.00187533261628199" calcext:value-type="float">
            <text:p>0.0018753326</text:p>
          </table:table-cell>
        </table:table-row>
        <table:table-row table:style-name="ro1">
          <table:table-cell office:value-type="float" office:value="6.99667763206833" calcext:value-type="float">
            <text:p>6.9966776321</text:p>
          </table:table-cell>
          <table:table-cell office:value-type="float" office:value="0" calcext:value-type="float">
            <text:p>0</text:p>
          </table:table-cell>
          <table:table-cell office:value-type="float" office:value="7.99993411176071" calcext:value-type="float">
            <text:p>7.9999341118</text:p>
          </table:table-cell>
          <table:table-cell office:value-type="float" office:value="0" calcext:value-type="float">
            <text:p>0</text:p>
          </table:table-cell>
          <table:table-cell office:value-type="float" office:value="0.00225776978264017" calcext:value-type="float">
            <text:p>0.0022577698</text:p>
          </table:table-cell>
        </table:table-row>
        <table:table-row table:style-name="ro1">
          <table:table-cell office:value-type="float" office:value="4.99776391088021" calcext:value-type="float">
            <text:p>4.9977639109</text:p>
          </table:table-cell>
          <table:table-cell office:value-type="float" office:value="0" calcext:value-type="float">
            <text:p>0</text:p>
          </table:table-cell>
          <table:table-cell office:value-type="float" office:value="9.99723965029779" calcext:value-type="float">
            <text:p>9.9972396503</text:p>
          </table:table-cell>
          <table:table-cell office:value-type="float" office:value="0" calcext:value-type="float">
            <text:p>0</text:p>
          </table:table-cell>
          <table:table-cell office:value-type="float" office:value="0.00270025924318347" calcext:value-type="float">
            <text:p>0.0027002592</text:p>
          </table:table-cell>
        </table:table-row>
        <table:table-row table:style-name="ro1">
          <table:table-cell office:value-type="float" office:value="2.99829042167191" calcext:value-type="float">
            <text:p>2.9982904217</text:p>
          </table:table-cell>
          <table:table-cell office:value-type="float" office:value="0" calcext:value-type="float">
            <text:p>0</text:p>
          </table:table-cell>
          <table:table-cell office:value-type="float" office:value="7.99933892672529" calcext:value-type="float">
            <text:p>7.9993389267</text:p>
          </table:table-cell>
          <table:table-cell office:value-type="float" office:value="1" calcext:value-type="float">
            <text:p>1</text:p>
          </table:table-cell>
          <table:table-cell office:value-type="float" office:value="0.00129371495294492" calcext:value-type="float">
            <text:p>0.0012937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.9998920010668" calcext:value-type="float">
            <text:p>12.9998920011</text:p>
          </table:table-cell>
          <table:table-cell office:value-type="float" office:value="0" calcext:value-type="float">
            <text:p>0</text:p>
          </table:table-cell>
          <table:table-cell office:value-type="float" office:value="0.0000649971010424618" calcext:value-type="float">
            <text:p>6.49971010424618E-05</text:p>
          </table:table-cell>
        </table:table-row>
        <table:table-row table:style-name="ro1">
          <table:table-cell office:value-type="float" office:value="2.9992230590542" calcext:value-type="float">
            <text:p>2.9992230591</text:p>
          </table:table-cell>
          <table:table-cell office:value-type="float" office:value="6.99519989469216" calcext:value-type="float">
            <text:p>6.9951998947</text:p>
          </table:table-cell>
          <table:table-cell office:value-type="float" office:value="9.99541086502159" calcext:value-type="float">
            <text:p>9.995410865</text:p>
          </table:table-cell>
          <table:table-cell office:value-type="float" office:value="2" calcext:value-type="float">
            <text:p>2</text:p>
          </table:table-cell>
          <table:table-cell office:value-type="float" office:value="0.00608391421891581" calcext:value-type="float">
            <text:p>0.0060839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8056263101" calcext:value-type="float">
            <text:p>11.9980562631</text:p>
          </table:table-cell>
          <table:table-cell office:value-type="float" office:value="1.97835018406539" calcext:value-type="float">
            <text:p>1.9783501841</text:p>
          </table:table-cell>
          <table:table-cell office:value-type="float" office:value="0" calcext:value-type="float">
            <text:p>0</text:p>
          </table:table-cell>
          <table:table-cell office:value-type="float" office:value="0.0146686920446848" calcext:value-type="float">
            <text:p>0.014668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84602426833653" calcext:value-type="float">
            <text:p>0.9846024268</text:p>
          </table:table-cell>
          <table:table-cell office:value-type="float" office:value="0" calcext:value-type="float">
            <text:p>0</text:p>
          </table:table-cell>
          <table:table-cell office:value-type="float" office:value="0.00967296587222536" calcext:value-type="float">
            <text:p>0.00967296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95279785900762" calcext:value-type="float">
            <text:p>0.9952797859</text:p>
          </table:table-cell>
          <table:table-cell office:value-type="float" office:value="0.997123793738547" calcext:value-type="float">
            <text:p>0.9971237937</text:p>
          </table:table-cell>
          <table:table-cell office:value-type="float" office:value="0.00464881546780112" calcext:value-type="float">
            <text:p>0.0046488155</text:p>
          </table:table-cell>
        </table:table-row>
        <table:table-row table:style-name="ro1">
          <table:table-cell office:value-type="float" office:value="4.99933420052232" calcext:value-type="float">
            <text:p>4.9993342005</text:p>
          </table:table-cell>
          <table:table-cell office:value-type="float" office:value="0" calcext:value-type="float">
            <text:p>0</text:p>
          </table:table-cell>
          <table:table-cell office:value-type="float" office:value="15.9978961483834" calcext:value-type="float">
            <text:p>15.9978961484</text:p>
          </table:table-cell>
          <table:table-cell office:value-type="float" office:value="0" calcext:value-type="float">
            <text:p>0</text:p>
          </table:table-cell>
          <table:table-cell office:value-type="float" office:value="0.00150718349507366" calcext:value-type="float">
            <text:p>0.0015071835</text:p>
          </table:table-cell>
        </table:table-row>
        <table:table-row table:style-name="ro1">
          <table:table-cell office:value-type="float" office:value="8.99868795475915" calcext:value-type="float">
            <text:p>8.9986879548</text:p>
          </table:table-cell>
          <table:table-cell office:value-type="float" office:value="0" calcext:value-type="float">
            <text:p>0</text:p>
          </table:table-cell>
          <table:table-cell office:value-type="float" office:value="9.996584171739" calcext:value-type="float">
            <text:p>9.9965841717</text:p>
          </table:table-cell>
          <table:table-cell office:value-type="float" office:value="0" calcext:value-type="float">
            <text:p>0</text:p>
          </table:table-cell>
          <table:table-cell office:value-type="float" office:value="0.00257260901055291" calcext:value-type="float">
            <text:p>0.002572609</text:p>
          </table:table-cell>
        </table:table-row>
        <table:table-row table:style-name="ro1">
          <table:table-cell office:value-type="float" office:value="6.98679089228646" calcext:value-type="float">
            <text:p>6.9867908923</text:p>
          </table:table-cell>
          <table:table-cell office:value-type="float" office:value="1.97163419731679" calcext:value-type="float">
            <text:p>1.9716341973</text:p>
          </table:table-cell>
          <table:table-cell office:value-type="float" office:value="40.9939688723916" calcext:value-type="float">
            <text:p>40.9939688724</text:p>
          </table:table-cell>
          <table:table-cell office:value-type="float" office:value="0" calcext:value-type="float">
            <text:p>0</text:p>
          </table:table-cell>
          <table:table-cell office:value-type="float" office:value="0.0286435361086268" calcext:value-type="float">
            <text:p>0.0286435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523175658504" calcext:value-type="float">
            <text:p>1.9952317566</text:p>
          </table:table-cell>
          <table:table-cell office:value-type="float" office:value="42.981483893061" calcext:value-type="float">
            <text:p>42.9814838931</text:p>
          </table:table-cell>
          <table:table-cell office:value-type="float" office:value="0" calcext:value-type="float">
            <text:p>0</text:p>
          </table:table-cell>
          <table:table-cell office:value-type="float" office:value="0.0129959367880016" calcext:value-type="float">
            <text:p>0.0129959368</text:p>
          </table:table-cell>
        </table:table-row>
        <table:table-row table:style-name="ro1">
          <table:table-cell office:value-type="float" office:value="1.99239195671934" calcext:value-type="float">
            <text:p>1.99239195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98329032954038" calcext:value-type="float">
            <text:p>0.998329033</text:p>
          </table:table-cell>
          <table:table-cell office:value-type="float" office:value="0.00587813204716165" calcext:value-type="float">
            <text:p>0.005878132</text:p>
          </table:table-cell>
        </table:table-row>
        <table:table-row table:style-name="ro1">
          <table:table-cell office:value-type="float" office:value="1.99396650295818" calcext:value-type="float">
            <text:p>1.993966503</text:p>
          </table:table-cell>
          <table:table-cell office:value-type="float" office:value="3" calcext:value-type="float">
            <text:p>3</text:p>
          </table:table-cell>
          <table:table-cell office:value-type="float" office:value="10.9996172650476" calcext:value-type="float">
            <text:p>10.999617265</text:p>
          </table:table-cell>
          <table:table-cell office:value-type="float" office:value="0" calcext:value-type="float">
            <text:p>0</text:p>
          </table:table-cell>
          <table:table-cell office:value-type="float" office:value="0.00384292268671352" calcext:value-type="float">
            <text:p>0.0038429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99785845920273" calcext:value-type="float">
            <text:p>4.9978584592</text:p>
          </table:table-cell>
          <table:table-cell office:value-type="float" office:value="1" calcext:value-type="float">
            <text:p>1</text:p>
          </table:table-cell>
          <table:table-cell office:value-type="float" office:value="0.00126477046910621" calcext:value-type="float">
            <text:p>0.0012647705</text:p>
          </table:table-cell>
        </table:table-row>
        <table:table-row table:style-name="ro1">
          <table:table-cell office:value-type="float" office:value="1.99988396247586" calcext:value-type="float">
            <text:p>1.9998839625</text:p>
          </table:table-cell>
          <table:table-cell office:value-type="float" office:value="0" calcext:value-type="float">
            <text:p>0</text:p>
          </table:table-cell>
          <table:table-cell office:value-type="float" office:value="4.99744142170982" calcext:value-type="float">
            <text:p>4.9974414217</text:p>
          </table:table-cell>
          <table:table-cell office:value-type="float" office:value="0" calcext:value-type="float">
            <text:p>0</text:p>
          </table:table-cell>
          <table:table-cell office:value-type="float" office:value="0.00160429534958086" calcext:value-type="float">
            <text:p>0.0016042953</text:p>
          </table:table-cell>
        </table:table-row>
        <table:table-row table:style-name="ro1">
          <table:table-cell office:value-type="float" office:value="1.99989388293409" calcext:value-type="float">
            <text:p>1.9998938829</text:p>
          </table:table-cell>
          <table:table-cell office:value-type="float" office:value="0" calcext:value-type="float">
            <text:p>0</text:p>
          </table:table-cell>
          <table:table-cell office:value-type="float" office:value="3.99968927519837" calcext:value-type="float">
            <text:p>3.9996892752</text:p>
          </table:table-cell>
          <table:table-cell office:value-type="float" office:value="1" calcext:value-type="float">
            <text:p>1</text:p>
          </table:table-cell>
          <table:table-cell office:value-type="float" office:value="0.00022664006208769" calcext:value-type="float">
            <text:p>0.0002266401</text:p>
          </table:table-cell>
        </table:table-row>
        <table:table-row table:style-name="ro1">
          <table:table-cell office:value-type="float" office:value="2.99604133451628" calcext:value-type="float">
            <text:p>2.9960413345</text:p>
          </table:table-cell>
          <table:table-cell office:value-type="float" office:value="0.998863858052868" calcext:value-type="float">
            <text:p>0.9988638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87322356930958" calcext:value-type="float">
            <text:p>0.0028732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7018721844499" calcext:value-type="float">
            <text:p>0.9970187218</text:p>
          </table:table-cell>
          <table:table-cell office:value-type="float" office:value="1.99713675706287" calcext:value-type="float">
            <text:p>1.9971367571</text:p>
          </table:table-cell>
          <table:table-cell office:value-type="float" office:value="0" calcext:value-type="float">
            <text:p>0</text:p>
          </table:table-cell>
          <table:table-cell office:value-type="float" office:value="0.00293632543695081" calcext:value-type="float">
            <text:p>0.0029363254</text:p>
          </table:table-cell>
        </table:table-row>
        <table:table-row table:style-name="ro1">
          <table:table-cell office:value-type="float" office:value="5.99656746917949" calcext:value-type="float">
            <text:p>5.9965674692</text:p>
          </table:table-cell>
          <table:table-cell office:value-type="float" office:value="0" calcext:value-type="float">
            <text:p>0</text:p>
          </table:table-cell>
          <table:table-cell office:value-type="float" office:value="9.99783520784794" calcext:value-type="float">
            <text:p>9.9978352078</text:p>
          </table:table-cell>
          <table:table-cell office:value-type="float" office:value="0" calcext:value-type="float">
            <text:p>0</text:p>
          </table:table-cell>
          <table:table-cell office:value-type="float" office:value="0.00297518915227936" calcext:value-type="float">
            <text:p>0.002975189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.98010660610265" calcext:value-type="float">
            <text:p>6.9801066061</text:p>
          </table:table-cell>
          <table:table-cell office:value-type="float" office:value="0" calcext:value-type="float">
            <text:p>0</text:p>
          </table:table-cell>
          <table:table-cell office:value-type="float" office:value="0.0117531384636326" calcext:value-type="float">
            <text:p>0.011753138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8652739142376" calcext:value-type="float">
            <text:p>3.9865273914</text:p>
          </table:table-cell>
          <table:table-cell office:value-type="float" office:value="0.990521100691733" calcext:value-type="float">
            <text:p>0.9905211007</text:p>
          </table:table-cell>
          <table:table-cell office:value-type="float" office:value="0.0117146890909121" calcext:value-type="float">
            <text:p>0.0117146891</text:p>
          </table:table-cell>
        </table:table-row>
        <table:table-row table:style-name="ro1">
          <table:table-cell office:value-type="float" office:value="0.997730743513521" calcext:value-type="float">
            <text:p>0.9977307435</text:p>
          </table:table-cell>
          <table:table-cell office:value-type="float" office:value="3.99842367506645" calcext:value-type="float">
            <text:p>3.9984236751</text:p>
          </table:table-cell>
          <table:table-cell office:value-type="float" office:value="5" calcext:value-type="float">
            <text:p>5</text:p>
          </table:table-cell>
          <table:table-cell office:value-type="float" office:value="0.999317861657044" calcext:value-type="float">
            <text:p>0.9993178617</text:p>
          </table:table-cell>
          <table:table-cell office:value-type="float" office:value="0.00267394298128105" calcext:value-type="float">
            <text:p>0.002673943</text:p>
          </table:table-cell>
        </table:table-row>
        <table:table-row table:style-name="ro1">
          <table:table-cell office:value-type="float" office:value="5.99753230785043" calcext:value-type="float">
            <text:p>5.9975323079</text:p>
          </table:table-cell>
          <table:table-cell office:value-type="float" office:value="4.99072026348818" calcext:value-type="float">
            <text:p>4.9907202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71887666870936" calcext:value-type="float">
            <text:p>0.0067188767</text:p>
          </table:table-cell>
        </table:table-row>
        <table:table-row table:style-name="ro1">
          <table:table-cell office:value-type="float" office:value="0.998319582456112" calcext:value-type="float">
            <text:p>0.9983195825</text:p>
          </table:table-cell>
          <table:table-cell office:value-type="float" office:value="0" calcext:value-type="float">
            <text:p>0</text:p>
          </table:table-cell>
          <table:table-cell office:value-type="float" office:value="6.9985473707629" calcext:value-type="float">
            <text:p>6.9985473708</text:p>
          </table:table-cell>
          <table:table-cell office:value-type="float" office:value="0" calcext:value-type="float">
            <text:p>0</text:p>
          </table:table-cell>
          <table:table-cell office:value-type="float" office:value="0.00187533261628199" calcext:value-type="float">
            <text:p>0.0018753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9240646123119" calcext:value-type="float">
            <text:p>1.9924064612</text:p>
          </table:table-cell>
          <table:table-cell office:value-type="float" office:value="2.99495601886587" calcext:value-type="float">
            <text:p>2.9949560189</text:p>
          </table:table-cell>
          <table:table-cell office:value-type="float" office:value="0" calcext:value-type="float">
            <text:p>0</text:p>
          </table:table-cell>
          <table:table-cell office:value-type="float" office:value="0.0074443726379654" calcext:value-type="float">
            <text:p>0.0074443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98359870413383" calcext:value-type="float">
            <text:p>2.9835987041</text:p>
          </table:table-cell>
          <table:table-cell office:value-type="float" office:value="1" calcext:value-type="float">
            <text:p>1</text:p>
          </table:table-cell>
          <table:table-cell office:value-type="float" office:value="0.0103119382350056" calcext:value-type="float">
            <text:p>0.0103119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886155428397" calcext:value-type="float">
            <text:p>7.9988615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3513923837577" calcext:value-type="float">
            <text:p>0.0007035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98820346363247" calcext:value-type="float">
            <text:p>1.9882034636</text:p>
          </table:table-cell>
          <table:table-cell office:value-type="float" office:value="4.99195404642449" calcext:value-type="float">
            <text:p>4.9919540464</text:p>
          </table:table-cell>
          <table:table-cell office:value-type="float" office:value="0.0102296246924646" calcext:value-type="float">
            <text:p>0.0102296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98870198810373" calcext:value-type="float">
            <text:p>3.9887019881</text:p>
          </table:table-cell>
          <table:table-cell office:value-type="float" office:value="1" calcext:value-type="float">
            <text:p>1</text:p>
          </table:table-cell>
          <table:table-cell office:value-type="float" office:value="0.00657850402305462" calcext:value-type="float">
            <text:p>0.006578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99842102708272" calcext:value-type="float">
            <text:p>3.9984210271</text:p>
          </table:table-cell>
          <table:table-cell office:value-type="float" office:value="5" calcext:value-type="float">
            <text:p>5</text:p>
          </table:table-cell>
          <table:table-cell office:value-type="float" office:value="0.00102793333430088" calcext:value-type="float">
            <text:p>0.0010279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9633723238124" calcext:value-type="float">
            <text:p>2.9963372324</text:p>
          </table:table-cell>
          <table:table-cell office:value-type="float" office:value="7" calcext:value-type="float">
            <text:p>7</text:p>
          </table:table-cell>
          <table:table-cell office:value-type="float" office:value="0.00227404519848413" calcext:value-type="float">
            <text:p>0.0022740452</text:p>
          </table:table-cell>
        </table:table-row>
        <table:table-row table:style-name="ro1">
          <table:table-cell office:value-type="float" office:value="0.995586026125306" calcext:value-type="float">
            <text:p>0.9955860261</text:p>
          </table:table-cell>
          <table:table-cell office:value-type="float" office:value="3" calcext:value-type="float">
            <text:p>3</text:p>
          </table:table-cell>
          <table:table-cell office:value-type="float" office:value="2.99578848827336" calcext:value-type="float">
            <text:p>2.9957884883</text:p>
          </table:table-cell>
          <table:table-cell office:value-type="float" office:value="5" calcext:value-type="float">
            <text:p>5</text:p>
          </table:table-cell>
          <table:table-cell office:value-type="float" office:value="0.00466344793484946" calcext:value-type="float">
            <text:p>0.0046634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942847468337" calcext:value-type="float">
            <text:p>5.9994284747</text:p>
          </table:table-cell>
          <table:table-cell office:value-type="float" office:value="4.99669884468777" calcext:value-type="float">
            <text:p>4.9966988447</text:p>
          </table:table-cell>
          <table:table-cell office:value-type="float" office:value="3" calcext:value-type="float">
            <text:p>3</text:p>
          </table:table-cell>
          <table:table-cell office:value-type="float" office:value="0.00255611926171156" calcext:value-type="float">
            <text:p>0.0025561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968779776546552" calcext:value-type="float">
            <text:p>0.9687797765</text:p>
          </table:table-cell>
          <table:table-cell office:value-type="float" office:value="1" calcext:value-type="float">
            <text:p>1</text:p>
          </table:table-cell>
          <table:table-cell office:value-type="float" office:value="0.019472403780929" calcext:value-type="float">
            <text:p>0.0194724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9689075322462" calcext:value-type="float">
            <text:p>5.9968907532</text:p>
          </table:table-cell>
          <table:table-cell office:value-type="float" office:value="3" calcext:value-type="float">
            <text:p>3</text:p>
          </table:table-cell>
          <table:table-cell office:value-type="float" office:value="0.996795666228355" calcext:value-type="float">
            <text:p>0.9967956662</text:p>
          </table:table-cell>
          <table:table-cell office:value-type="float" office:value="0.003821510964562" calcext:value-type="float">
            <text:p>0.003821511</text:p>
          </table:table-cell>
        </table:table-row>
        <table:table-row table:style-name="ro1">
          <table:table-cell office:value-type="float" office:value="0.998191542646393" calcext:value-type="float">
            <text:p>0.9981915426</text:p>
          </table:table-cell>
          <table:table-cell office:value-type="float" office:value="5.99856798561717" calcext:value-type="float">
            <text:p>5.9985679856</text:p>
          </table:table-cell>
          <table:table-cell office:value-type="float" office:value="4.99398285128468" calcext:value-type="float">
            <text:p>4.9939828513</text:p>
          </table:table-cell>
          <table:table-cell office:value-type="float" office:value="2" calcext:value-type="float">
            <text:p>2</text:p>
          </table:table-cell>
          <table:table-cell office:value-type="float" office:value="0.00563983151972602" calcext:value-type="float">
            <text:p>0.0056398315</text:p>
          </table:table-cell>
        </table:table-row>
        <table:table-row table:style-name="ro1">
          <table:table-cell office:value-type="float" office:value="6.99119276482606" calcext:value-type="float">
            <text:p>6.9911927648</text:p>
          </table:table-cell>
          <table:table-cell office:value-type="float" office:value="3" calcext:value-type="float">
            <text:p>3</text:p>
          </table:table-cell>
          <table:table-cell office:value-type="float" office:value="3.99804472785433" calcext:value-type="float">
            <text:p>3.9980447279</text:p>
          </table:table-cell>
          <table:table-cell office:value-type="float" office:value="0.993383563533474" calcext:value-type="float">
            <text:p>0.9933835635</text:p>
          </table:table-cell>
          <table:table-cell office:value-type="float" office:value="0.010334352897134" calcext:value-type="float">
            <text:p>0.0103343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648573161207" calcext:value-type="float">
            <text:p>4.9964857316</text:p>
          </table:table-cell>
          <table:table-cell office:value-type="float" office:value="3.99714034068995" calcext:value-type="float">
            <text:p>3.9971403407</text:p>
          </table:table-cell>
          <table:table-cell office:value-type="float" office:value="0" calcext:value-type="float">
            <text:p>0</text:p>
          </table:table-cell>
          <table:table-cell office:value-type="float" office:value="0.00319536709813641" calcext:value-type="float">
            <text:p>0.0031953671</text:p>
          </table:table-cell>
        </table:table-row>
        <table:table-row table:style-name="ro1">
          <table:table-cell office:value-type="float" office:value="2.99781220773217" calcext:value-type="float">
            <text:p>2.9978122077</text:p>
          </table:table-cell>
          <table:table-cell office:value-type="float" office:value="0" calcext:value-type="float">
            <text:p>0</text:p>
          </table:table-cell>
          <table:table-cell office:value-type="float" office:value="6.99956083687144" calcext:value-type="float">
            <text:p>6.9995608369</text:p>
          </table:table-cell>
          <table:table-cell office:value-type="float" office:value="0" calcext:value-type="float">
            <text:p>0</text:p>
          </table:table-cell>
          <table:table-cell office:value-type="float" office:value="0.00167731687336276" calcext:value-type="float">
            <text:p>0.0016773169</text:p>
          </table:table-cell>
        </table:table-row>
        <table:table-row table:style-name="ro1">
          <table:table-cell office:value-type="float" office:value="1.99716788214772" calcext:value-type="float">
            <text:p>1.9971678821</text:p>
          </table:table-cell>
          <table:table-cell office:value-type="float" office:value="4.99510560039296" calcext:value-type="float">
            <text:p>4.9951056004</text:p>
          </table:table-cell>
          <table:table-cell office:value-type="float" office:value="5.99690933029196" calcext:value-type="float">
            <text:p>5.9969093303</text:p>
          </table:table-cell>
          <table:table-cell office:value-type="float" office:value="0" calcext:value-type="float">
            <text:p>0</text:p>
          </table:table-cell>
          <table:table-cell office:value-type="float" office:value="0.00629562976397689" calcext:value-type="float">
            <text:p>0.0062956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97115004682001" calcext:value-type="float">
            <text:p>0.9971150047</text:p>
          </table:table-cell>
          <table:table-cell office:value-type="float" office:value="0.00173667854118208" calcext:value-type="float">
            <text:p>0.0017366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8954109271475" calcext:value-type="float">
            <text:p>6.9895410927</text:p>
          </table:table-cell>
          <table:table-cell office:value-type="float" office:value="4" calcext:value-type="float">
            <text:p>4</text:p>
          </table:table-cell>
          <table:table-cell office:value-type="float" office:value="0.989778762266359" calcext:value-type="float">
            <text:p>0.9897787623</text:p>
          </table:table-cell>
          <table:table-cell office:value-type="float" office:value="0.0108140572001518" calcext:value-type="float">
            <text:p>0.010814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8707435382771" calcext:value-type="float">
            <text:p>7.98707435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775166676126675" calcext:value-type="float">
            <text:p>0.0077516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9851201432677" calcext:value-type="float">
            <text:p>3.9851201433</text:p>
          </table:table-cell>
          <table:table-cell office:value-type="float" office:value="3" calcext:value-type="float">
            <text:p>3</text:p>
          </table:table-cell>
          <table:table-cell office:value-type="float" office:value="0.00880601943124291" calcext:value-type="float">
            <text:p>0.0088060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93389131835699" calcext:value-type="float">
            <text:p>1.9338913184</text:p>
          </table:table-cell>
          <table:table-cell office:value-type="float" office:value="0.039944002629722" calcext:value-type="float">
            <text:p>0.03994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9954978452994" calcext:value-type="float">
            <text:p>17.9954978453</text:p>
          </table:table-cell>
          <table:table-cell office:value-type="float" office:value="0.988259937505048" calcext:value-type="float">
            <text:p>0.9882599375</text:p>
          </table:table-cell>
          <table:table-cell office:value-type="float" office:value="0" calcext:value-type="float">
            <text:p>0</text:p>
          </table:table-cell>
          <table:table-cell office:value-type="float" office:value="0.00904155793034607" calcext:value-type="float">
            <text:p>0.0090415579</text:p>
          </table:table-cell>
        </table:table-row>
        <table:table-row table:style-name="ro1">
          <table:table-cell office:value-type="float" office:value="0.999270887485956" calcext:value-type="float">
            <text:p>0.9992708875</text:p>
          </table:table-cell>
          <table:table-cell office:value-type="float" office:value="12.9998385189615" calcext:value-type="float">
            <text:p>12.99983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3827506081171" calcext:value-type="float">
            <text:p>0.0005238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973999505463" calcext:value-type="float">
            <text:p>10.9973999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0220925973545" calcext:value-type="float">
            <text:p>0.0018022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961875398663" calcext:value-type="float">
            <text:p>11.9961875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5418190801464" calcext:value-type="float">
            <text:p>0.0023541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9586761099074" calcext:value-type="float">
            <text:p>5.995867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4039669021609" calcext:value-type="float">
            <text:p>0.0025403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9330803474107" calcext:value-type="float">
            <text:p>7.9933080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1398797915188" calcext:value-type="float">
            <text:p>0.003913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.99099437546091" calcext:value-type="float">
            <text:p>6.9909943755</text:p>
          </table:table-cell>
          <table:table-cell office:value-type="float" office:value="0.968313376282364" calcext:value-type="float">
            <text:p>0.9683133763</text:p>
          </table:table-cell>
          <table:table-cell office:value-type="float" office:value="0.0219683858673846" calcext:value-type="float">
            <text:p>0.0219683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859592044149" calcext:value-type="float">
            <text:p>2.9985959204</text:p>
          </table:table-cell>
          <table:table-cell office:value-type="float" office:value="21.9987357926701" calcext:value-type="float">
            <text:p>21.9987357927</text:p>
          </table:table-cell>
          <table:table-cell office:value-type="float" office:value="3" calcext:value-type="float">
            <text:p>3</text:p>
          </table:table-cell>
          <table:table-cell office:value-type="float" office:value="0.00135427029797863" calcext:value-type="float">
            <text:p>0.0013542703</text:p>
          </table:table-cell>
        </table:table-row>
        <table:table-row table:style-name="ro1">
          <table:table-cell office:value-type="float" office:value="39.9486452411948" calcext:value-type="float">
            <text:p>39.9486452412</text:p>
          </table:table-cell>
          <table:table-cell office:value-type="float" office:value="33.9779114739551" calcext:value-type="float">
            <text:p>33.97791147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0.0381630527606368" calcext:value-type="float">
            <text:p>0.03816305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2.6866710348119" calcext:value-type="float">
            <text:p>12.6866710348</text:p>
          </table:table-cell>
          <table:table-cell office:value-type="float" office:value="0.19955549454235" calcext:value-type="float">
            <text:p>0.1995554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9338342539676" calcext:value-type="float">
            <text:p>2.9933834254</text:p>
          </table:table-cell>
          <table:table-cell office:value-type="float" office:value="10.9890855312385" calcext:value-type="float">
            <text:p>10.9890855312</text:p>
          </table:table-cell>
          <table:table-cell office:value-type="float" office:value="0" calcext:value-type="float">
            <text:p>0</text:p>
          </table:table-cell>
          <table:table-cell office:value-type="float" office:value="0.0090651889779579" calcext:value-type="float">
            <text:p>0.009065189</text:p>
          </table:table-cell>
        </table:table-row>
        <table:table-row table:style-name="ro1">
          <table:table-cell office:value-type="float" office:value="1.99663607117298" calcext:value-type="float">
            <text:p>1.9966360712</text:p>
          </table:table-cell>
          <table:table-cell office:value-type="float" office:value="2.98925286056678" calcext:value-type="float">
            <text:p>2.98925286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75231446049487" calcext:value-type="float">
            <text:p>0.0075231446</text:p>
          </table:table-cell>
        </table:table-row>
        <table:table-row table:style-name="ro1">
          <table:table-cell office:value-type="float" office:value="2.99576351091607" calcext:value-type="float">
            <text:p>2.9957635109</text:p>
          </table:table-cell>
          <table:table-cell office:value-type="float" office:value="2.99834768227357" calcext:value-type="float">
            <text:p>2.9983476823</text:p>
          </table:table-cell>
          <table:table-cell office:value-type="float" office:value="3.99118502261806" calcext:value-type="float">
            <text:p>3.9911850226</text:p>
          </table:table-cell>
          <table:table-cell office:value-type="float" office:value="2" calcext:value-type="float">
            <text:p>2</text:p>
          </table:table-cell>
          <table:table-cell office:value-type="float" office:value="0.00886824516808396" calcext:value-type="float">
            <text:p>0.0088682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.9866879981788" calcext:value-type="float">
            <text:p>13.9866879982</text:p>
          </table:table-cell>
          <table:table-cell office:value-type="float" office:value="0" calcext:value-type="float">
            <text:p>0</text:p>
          </table:table-cell>
          <table:table-cell office:value-type="float" office:value="0.0079209495534689" calcext:value-type="float">
            <text:p>0.0079209496</text:p>
          </table:table-cell>
        </table:table-row>
        <table:table-row table:style-name="ro1">
          <table:table-cell office:value-type="float" office:value="5.99931633372529" calcext:value-type="float">
            <text:p>5.9993163337</text:p>
          </table:table-cell>
          <table:table-cell office:value-type="float" office:value="3.98796906514604" calcext:value-type="float">
            <text:p>3.9879690651</text:p>
          </table:table-cell>
          <table:table-cell office:value-type="float" office:value="14" calcext:value-type="float">
            <text:p>14</text:p>
          </table:table-cell>
          <table:table-cell office:value-type="float" office:value="2.98543551785393" calcext:value-type="float">
            <text:p>2.9854355179</text:p>
          </table:table-cell>
          <table:table-cell office:value-type="float" office:value="0.0165943011115948" calcext:value-type="float">
            <text:p>0.0165943011</text:p>
          </table:table-cell>
        </table:table-row>
        <table:table-row table:style-name="ro1">
          <table:table-cell office:value-type="float" office:value="5.9907578527384" calcext:value-type="float">
            <text:p>5.9907578527</text:p>
          </table:table-cell>
          <table:table-cell office:value-type="float" office:value="6" calcext:value-type="float">
            <text:p>6</text:p>
          </table:table-cell>
          <table:table-cell office:value-type="float" office:value="4.96720693984323" calcext:value-type="float">
            <text:p>4.9672069398</text:p>
          </table:table-cell>
          <table:table-cell office:value-type="float" office:value="2" calcext:value-type="float">
            <text:p>2</text:p>
          </table:table-cell>
          <table:table-cell office:value-type="float" office:value="0.0262269818132972" calcext:value-type="float">
            <text:p>0.0262269818</text:p>
          </table:table-cell>
        </table:table-row>
        <table:table-row table:style-name="ro1">
          <table:table-cell office:value-type="float" office:value="10.9936899666916" calcext:value-type="float">
            <text:p>10.9936899667</text:p>
          </table:table-cell>
          <table:table-cell office:value-type="float" office:value="8.9743394862281" calcext:value-type="float">
            <text:p>8.97433948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185657521433235" calcext:value-type="float">
            <text:p>0.0185657521</text:p>
          </table:table-cell>
        </table:table-row>
        <table:table-row table:style-name="ro1">
          <table:table-cell office:value-type="float" office:value="91.9733484590649" calcext:value-type="float">
            <text:p>91.973348459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7.83911788328893" calcext:value-type="float">
            <text:p>7.8391178833</text:p>
          </table:table-cell>
          <table:table-cell office:value-type="float" office:value="0.108110835659299" calcext:value-type="float">
            <text:p>0.1081108357</text:p>
          </table:table-cell>
        </table:table-row>
        <table:table-row table:style-name="ro1">
          <table:table-cell office:value-type="float" office:value="4.98617758041732" calcext:value-type="float">
            <text:p>4.9861775804</text:p>
          </table:table-cell>
          <table:table-cell office:value-type="float" office:value="9" calcext:value-type="float">
            <text:p>9</text:p>
          </table:table-cell>
          <table:table-cell office:value-type="float" office:value="0.985844100424294" calcext:value-type="float">
            <text:p>0.9858441004</text:p>
          </table:table-cell>
          <table:table-cell office:value-type="float" office:value="2" calcext:value-type="float">
            <text:p>2</text:p>
          </table:table-cell>
          <table:table-cell office:value-type="float" office:value="0.0145073789585691" calcext:value-type="float">
            <text:p>0.014507379</text:p>
          </table:table-cell>
        </table:table-row>
        <table:table-row table:style-name="ro1">
          <table:table-cell office:value-type="float" office:value="26.973856150563" calcext:value-type="float">
            <text:p>26.973856150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7.84436652307213" calcext:value-type="float">
            <text:p>7.8443665231</text:p>
          </table:table-cell>
          <table:table-cell office:value-type="float" office:value="0.103256423474511" calcext:value-type="float">
            <text:p>0.1032564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.996059539505" calcext:value-type="float">
            <text:p>55.9960595395</text:p>
          </table:table-cell>
          <table:table-cell office:value-type="float" office:value="0.98177096302105" calcext:value-type="float">
            <text:p>0.981770963</text:p>
          </table:table-cell>
          <table:table-cell office:value-type="float" office:value="0.0132057695109083" calcext:value-type="float">
            <text:p>0.0132057695</text:p>
          </table:table-cell>
        </table:table-row>
        <table:table-row table:style-name="ro1">
          <table:table-cell office:value-type="float" office:value="2.99576951977969" calcext:value-type="float">
            <text:p>2.995769519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.99200005942725" calcext:value-type="float">
            <text:p>3.9920000594</text:p>
          </table:table-cell>
          <table:table-cell office:value-type="float" office:value="0.0075831434226444" calcext:value-type="float">
            <text:p>0.00758314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9973087483571" calcext:value-type="float">
            <text:p>13.9973087484</text:p>
          </table:table-cell>
          <table:table-cell office:value-type="float" office:value="39" calcext:value-type="float">
            <text:p>39</text:p>
          </table:table-cell>
          <table:table-cell office:value-type="float" office:value="2.93761605580509" calcext:value-type="float">
            <text:p>2.9376160558</text:p>
          </table:table-cell>
          <table:table-cell office:value-type="float" office:value="0.0387869744709661" calcext:value-type="float">
            <text:p>0.03878697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8.7047144914657" calcext:value-type="float">
            <text:p>18.7047144915</text:p>
          </table:table-cell>
          <table:table-cell office:value-type="float" office:value="9.89802186035132" calcext:value-type="float">
            <text:p>9.8980218604</text:p>
          </table:table-cell>
          <table:table-cell office:value-type="float" office:value="0.226177781781912" calcext:value-type="float">
            <text:p>0.2261777818</text:p>
          </table:table-cell>
        </table:table-row>
        <table:table-row table:style-name="ro1">
          <table:table-cell office:value-type="float" office:value="4.99598075523761" calcext:value-type="float">
            <text:p>4.9959807552</text:p>
          </table:table-cell>
          <table:table-cell office:value-type="float" office:value="8.98827806056383" calcext:value-type="float">
            <text:p>8.9882780606</text:p>
          </table:table-cell>
          <table:table-cell office:value-type="float" office:value="0.997669841912899" calcext:value-type="float">
            <text:p>0.9976698419</text:p>
          </table:table-cell>
          <table:table-cell office:value-type="float" office:value="2" calcext:value-type="float">
            <text:p>2</text:p>
          </table:table-cell>
          <table:table-cell office:value-type="float" office:value="0.0110177270945681" calcext:value-type="float">
            <text:p>0.0110177271</text:p>
          </table:table-cell>
        </table:table-row>
        <table:table-row table:style-name="ro1">
          <table:table-cell office:value-type="float" office:value="26.9783632491777" calcext:value-type="float">
            <text:p>26.978363249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7.98337667994991" calcext:value-type="float">
            <text:p>7.9833766799</text:p>
          </table:table-cell>
          <table:table-cell office:value-type="float" office:value="0.0228358585168957" calcext:value-type="float">
            <text:p>0.02283585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05.978879268666" calcext:value-type="float">
            <text:p>105.9788792687</text:p>
          </table:table-cell>
          <table:table-cell office:value-type="float" office:value="3.87914213156623" calcext:value-type="float">
            <text:p>3.8791421316</text:p>
          </table:table-cell>
          <table:table-cell office:value-type="float" office:value="0.0797868848701236" calcext:value-type="float">
            <text:p>0.0797868849</text:p>
          </table:table-cell>
        </table:table-row>
        <table:table-row table:style-name="ro1">
          <table:table-cell office:value-type="float" office:value="86.9415604035163" calcext:value-type="float">
            <text:p>86.9415604035</text:p>
          </table:table-cell>
          <table:table-cell office:value-type="float" office:value="22" calcext:value-type="float">
            <text:p>22</text:p>
          </table:table-cell>
          <table:table-cell office:value-type="float" office:value="90.9933907450168" calcext:value-type="float">
            <text:p>90.993390745</text:p>
          </table:table-cell>
          <table:table-cell office:value-type="float" office:value="10.9997710859537" calcext:value-type="float">
            <text:p>10.999771086</text:p>
          </table:table-cell>
          <table:table-cell office:value-type="float" office:value="0.0439320718856387" calcext:value-type="float">
            <text:p>0.04393207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9939531388572" calcext:value-type="float">
            <text:p>11.9939531389</text:p>
          </table:table-cell>
          <table:table-cell office:value-type="float" office:value="112.897942728731" calcext:value-type="float">
            <text:p>112.8979427287</text:p>
          </table:table-cell>
          <table:table-cell office:value-type="float" office:value="1" calcext:value-type="float">
            <text:p>1</text:p>
          </table:table-cell>
          <table:table-cell office:value-type="float" office:value="0.0691982805286947" calcext:value-type="float">
            <text:p>0.06919828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48.9518271457511" calcext:value-type="float">
            <text:p>48.9518271458</text:p>
          </table:table-cell>
          <table:table-cell office:value-type="float" office:value="5.7377873477319" calcext:value-type="float">
            <text:p>5.7377873477</text:p>
          </table:table-cell>
          <table:table-cell office:value-type="float" office:value="0.178447240305692" calcext:value-type="float">
            <text:p>0.17844724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08.968655157683" calcext:value-type="float">
            <text:p>108.9686551577</text:p>
          </table:table-cell>
          <table:table-cell office:value-type="float" office:value="4.82813984892335" calcext:value-type="float">
            <text:p>4.8281398489</text:p>
          </table:table-cell>
          <table:table-cell office:value-type="float" office:value="0.113167189086806" calcext:value-type="float">
            <text:p>0.11316718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9304896029933" calcext:value-type="float">
            <text:p>11.930489603</text:p>
          </table:table-cell>
          <table:table-cell office:value-type="float" office:value="48.9659025179453" calcext:value-type="float">
            <text:p>48.9659025179</text:p>
          </table:table-cell>
          <table:table-cell office:value-type="float" office:value="6.96690206612662" calcext:value-type="float">
            <text:p>6.9669020661</text:p>
          </table:table-cell>
          <table:table-cell office:value-type="float" office:value="0.080278088684557" calcext:value-type="float">
            <text:p>0.08027808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94529279137902" calcext:value-type="float">
            <text:p>9.9452927914</text:p>
          </table:table-cell>
          <table:table-cell office:value-type="float" office:value="110.986282590536" calcext:value-type="float">
            <text:p>110.9862825905</text:p>
          </table:table-cell>
          <table:table-cell office:value-type="float" office:value="4" calcext:value-type="float">
            <text:p>4</text:p>
          </table:table-cell>
          <table:table-cell office:value-type="float" office:value="0.042435171700294" calcext:value-type="float">
            <text:p>0.04243517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58.9826137848423" calcext:value-type="float">
            <text:p>58.9826137848</text:p>
          </table:table-cell>
          <table:table-cell office:value-type="float" office:value="15.9998999746734" calcext:value-type="float">
            <text:p>15.9998999747</text:p>
          </table:table-cell>
          <table:table-cell office:value-type="float" office:value="0.0107492555806756" calcext:value-type="float">
            <text:p>0.01074925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.93741196381321" calcext:value-type="float">
            <text:p>0.9374119638</text:p>
          </table:table-cell>
          <table:table-cell office:value-type="float" office:value="0.0377052419696018" calcext:value-type="float">
            <text:p>0.037705242</text:p>
          </table:table-cell>
        </table:table-row>
        <table:table-row table:style-name="ro1">
          <table:table-cell office:value-type="float" office:value="131.963553581535" calcext:value-type="float">
            <text:p>131.9635535815</text:p>
          </table:table-cell>
          <table:table-cell office:value-type="float" office:value="10.9366529649997" calcext:value-type="float">
            <text:p>10.936652965</text:p>
          </table:table-cell>
          <table:table-cell office:value-type="float" office:value="101" calcext:value-type="float">
            <text:p>101</text:p>
          </table:table-cell>
          <table:table-cell office:value-type="float" office:value="1.95696375347905" calcext:value-type="float">
            <text:p>1.9569637535</text:p>
          </table:table-cell>
          <table:table-cell office:value-type="float" office:value="0.083056652314742" calcext:value-type="float">
            <text:p>0.0830566523</text:p>
          </table:table-cell>
        </table:table-row>
        <table:table-row table:style-name="ro1">
          <table:table-cell office:value-type="float" office:value="53.9140996214035" calcext:value-type="float">
            <text:p>53.9140996214</text:p>
          </table:table-cell>
          <table:table-cell office:value-type="float" office:value="23" calcext:value-type="float">
            <text:p>23</text:p>
          </table:table-cell>
          <table:table-cell office:value-type="float" office:value="98.9021425981999" calcext:value-type="float">
            <text:p>98.9021425982</text:p>
          </table:table-cell>
          <table:table-cell office:value-type="float" office:value="13" calcext:value-type="float">
            <text:p>13</text:p>
          </table:table-cell>
          <table:table-cell office:value-type="float" office:value="0.0933365666036031" calcext:value-type="float">
            <text:p>0.09333656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5.9048244542247" calcext:value-type="float">
            <text:p>55.9048244542</text:p>
          </table:table-cell>
          <table:table-cell office:value-type="float" office:value="9.99111390303655" calcext:value-type="float">
            <text:p>9.991113903</text:p>
          </table:table-cell>
          <table:table-cell office:value-type="float" office:value="0.0614590927187156" calcext:value-type="float">
            <text:p>0.0614590927</text:p>
          </table:table-cell>
        </table:table-row>
        <table:table-row table:style-name="ro1">
          <table:table-cell office:value-type="float" office:value="50.9648613356297" calcext:value-type="float">
            <text:p>50.9648613356</text:p>
          </table:table-cell>
          <table:table-cell office:value-type="float" office:value="116" calcext:value-type="float">
            <text:p>116</text:p>
          </table:table-cell>
          <table:table-cell office:value-type="float" office:value="37.6632752684036" calcext:value-type="float">
            <text:p>37.6632752684</text:p>
          </table:table-cell>
          <table:table-cell office:value-type="float" office:value="39" calcext:value-type="float">
            <text:p>39</text:p>
          </table:table-cell>
          <table:table-cell office:value-type="float" office:value="0.230878258154785" calcext:value-type="float">
            <text:p>0.2308782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991059513036486" calcext:value-type="float">
            <text:p>0.991059513</text:p>
          </table:table-cell>
          <table:table-cell office:value-type="float" office:value="0.99151548272893" calcext:value-type="float">
            <text:p>0.9915154827</text:p>
          </table:table-cell>
          <table:table-cell office:value-type="float" office:value="0.00880124657439156" calcext:value-type="float">
            <text:p>0.0088012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9922603270428" calcext:value-type="float">
            <text:p>17.992260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8599997134464" calcext:value-type="float">
            <text:p>0.004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84743700426" calcext:value-type="float">
            <text:p>13.9847437004</text:p>
          </table:table-cell>
          <table:table-cell office:value-type="float" office:value="4" calcext:value-type="float">
            <text:p>4</text:p>
          </table:table-cell>
          <table:table-cell office:value-type="float" office:value="1.98010449139087" calcext:value-type="float">
            <text:p>1.9801044914</text:p>
          </table:table-cell>
          <table:table-cell office:value-type="float" office:value="0.0187484044132084" calcext:value-type="float">
            <text:p>0.0187484044</text:p>
          </table:table-cell>
        </table:table-row>
        <table:table-row table:style-name="ro1">
          <table:table-cell office:value-type="float" office:value="3.99177464764674" calcext:value-type="float">
            <text:p>3.9917746476</text:p>
          </table:table-cell>
          <table:table-cell office:value-type="float" office:value="11.9864550523773" calcext:value-type="float">
            <text:p>11.98645505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17066600634662" calcext:value-type="float">
            <text:p>0.0117066601</text:p>
          </table:table-cell>
        </table:table-row>
        <table:table-row table:style-name="ro1">
          <table:table-cell office:value-type="float" office:value="0.999381449496435" calcext:value-type="float">
            <text:p>0.9993814495</text:p>
          </table:table-cell>
          <table:table-cell office:value-type="float" office:value="4.99742166535117" calcext:value-type="float">
            <text:p>4.99742166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76951447477678" calcext:value-type="float">
            <text:p>0.0017695145</text:p>
          </table:table-cell>
        </table:table-row>
        <table:table-row table:style-name="ro1">
          <table:table-cell office:value-type="float" office:value="5.98347615436379" calcext:value-type="float">
            <text:p>5.9834761544</text:p>
          </table:table-cell>
          <table:table-cell office:value-type="float" office:value="4" calcext:value-type="float">
            <text:p>4</text:p>
          </table:table-cell>
          <table:table-cell office:value-type="float" office:value="6.9985427248272" calcext:value-type="float">
            <text:p>6.9985427248</text:p>
          </table:table-cell>
          <table:table-cell office:value-type="float" office:value="1" calcext:value-type="float">
            <text:p>1</text:p>
          </table:table-cell>
          <table:table-cell office:value-type="float" office:value="0.0118845188346656" calcext:value-type="float">
            <text:p>0.0118845188</text:p>
          </table:table-cell>
        </table:table-row>
        <table:table-row table:style-name="ro1">
          <table:table-cell office:value-type="float" office:value="4.99973080770048" calcext:value-type="float">
            <text:p>4.999730807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67743407440125" calcext:value-type="float">
            <text:p>0.9677434074</text:p>
          </table:table-cell>
          <table:table-cell office:value-type="float" office:value="0.0201245090012446" calcext:value-type="float">
            <text:p>0.020124509</text:p>
          </table:table-cell>
        </table:table-row>
        <table:table-row table:style-name="ro1">
          <table:table-cell office:value-type="float" office:value="2.99782897023746" calcext:value-type="float">
            <text:p>2.9978289702</text:p>
          </table:table-cell>
          <table:table-cell office:value-type="float" office:value="14.9996888505471" calcext:value-type="float">
            <text:p>14.999688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6883512540886" calcext:value-type="float">
            <text:p>0.0015688351</text:p>
          </table:table-cell>
        </table:table-row>
        <table:table-row table:style-name="ro1">
          <table:table-cell office:value-type="float" office:value="5.99915633689241" calcext:value-type="float">
            <text:p>5.9991563369</text:p>
          </table:table-cell>
          <table:table-cell office:value-type="float" office:value="10.9976422670263" calcext:value-type="float">
            <text:p>10.997642267</text:p>
          </table:table-cell>
          <table:table-cell office:value-type="float" office:value="1.9895345406371" calcext:value-type="float">
            <text:p>1.9895345406</text:p>
          </table:table-cell>
          <table:table-cell office:value-type="float" office:value="0" calcext:value-type="float">
            <text:p>0</text:p>
          </table:table-cell>
          <table:table-cell office:value-type="float" office:value="0.00869740549854382" calcext:value-type="float">
            <text:p>0.0086974055</text:p>
          </table:table-cell>
        </table:table-row>
        <table:table-row table:style-name="ro1">
          <table:table-cell office:value-type="float" office:value="0.989260849721147" calcext:value-type="float">
            <text:p>0.9892608497</text:p>
          </table:table-cell>
          <table:table-cell office:value-type="float" office:value="18.9965979340939" calcext:value-type="float">
            <text:p>18.9965979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05876120314796" calcext:value-type="float">
            <text:p>0.0080587612</text:p>
          </table:table-cell>
        </table:table-row>
        <table:table-row table:style-name="ro1">
          <table:table-cell office:value-type="float" office:value="1.99991542667744" calcext:value-type="float">
            <text:p>1.9999154267</text:p>
          </table:table-cell>
          <table:table-cell office:value-type="float" office:value="18.995902428184" calcext:value-type="float">
            <text:p>18.9959024282</text:p>
          </table:table-cell>
          <table:table-cell office:value-type="float" office:value="1.99045510914583" calcext:value-type="float">
            <text:p>1.9904551091</text:p>
          </table:table-cell>
          <table:table-cell office:value-type="float" office:value="1" calcext:value-type="float">
            <text:p>1</text:p>
          </table:table-cell>
          <table:table-cell office:value-type="float" office:value="0.0086071729679283" calcext:value-type="float">
            <text:p>0.008607173</text:p>
          </table:table-cell>
        </table:table-row>
        <table:table-row table:style-name="ro1">
          <table:table-cell office:value-type="float" office:value="0.99762177512527" calcext:value-type="float">
            <text:p>0.9976217751</text:p>
          </table:table-cell>
          <table:table-cell office:value-type="float" office:value="19.9947350825743" calcext:value-type="float">
            <text:p>19.99473508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438181809029724" calcext:value-type="float">
            <text:p>0.0043818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9975528600873" calcext:value-type="float">
            <text:p>24.997552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1514377082916" calcext:value-type="float">
            <text:p>0.0015151438</text:p>
          </table:table-cell>
        </table:table-row>
        <table:table-row table:style-name="ro1">
          <table:table-cell office:value-type="float" office:value="2.99688820090996" calcext:value-type="float">
            <text:p>2.9968882009</text:p>
          </table:table-cell>
          <table:table-cell office:value-type="float" office:value="52.9939551643623" calcext:value-type="float">
            <text:p>52.9939551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71674129299497" calcext:value-type="float">
            <text:p>0.0047167413</text:p>
          </table:table-cell>
        </table:table-row>
        <table:table-row table:style-name="ro1">
          <table:table-cell office:value-type="float" office:value="1.99499247468335" calcext:value-type="float">
            <text:p>1.9949924747</text:p>
          </table:table-cell>
          <table:table-cell office:value-type="float" office:value="17" calcext:value-type="float">
            <text:p>17</text:p>
          </table:table-cell>
          <table:table-cell office:value-type="float" office:value="0.998047671489309" calcext:value-type="float">
            <text:p>0.9980476715</text:p>
          </table:table-cell>
          <table:table-cell office:value-type="float" office:value="0" calcext:value-type="float">
            <text:p>0</text:p>
          </table:table-cell>
          <table:table-cell office:value-type="float" office:value="0.0037973724143528" calcext:value-type="float">
            <text:p>0.0037973724</text:p>
          </table:table-cell>
        </table:table-row>
        <table:table-row table:style-name="ro1">
          <table:table-cell office:value-type="float" office:value="0.993386840967555" calcext:value-type="float">
            <text:p>0.9933868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3968899022097" calcext:value-type="float">
            <text:p>0.003839689</text:p>
          </table:table-cell>
        </table:table-row>
        <table:table-row table:style-name="ro1">
          <table:table-cell office:value-type="float" office:value="2.99926201670311" calcext:value-type="float">
            <text:p>2.9992620167</text:p>
          </table:table-cell>
          <table:table-cell office:value-type="float" office:value="0" calcext:value-type="float">
            <text:p>0</text:p>
          </table:table-cell>
          <table:table-cell office:value-type="float" office:value="1.99903011072334" calcext:value-type="float">
            <text:p>1.9990301107</text:p>
          </table:table-cell>
          <table:table-cell office:value-type="float" office:value="0" calcext:value-type="float">
            <text:p>0</text:p>
          </table:table-cell>
          <table:table-cell office:value-type="float" office:value="0.000859786703812536" calcext:value-type="float">
            <text:p>0.00085978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9826900221204" calcext:value-type="float">
            <text:p>1.9982690022</text:p>
          </table:table-cell>
          <table:table-cell office:value-type="float" office:value="0" calcext:value-type="float">
            <text:p>0</text:p>
          </table:table-cell>
          <table:table-cell office:value-type="float" office:value="0.00110357944442252" calcext:value-type="float">
            <text:p>0.0011035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9743173288941" calcext:value-type="float">
            <text:p>0.999743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2410582311531" calcext:value-type="float">
            <text:p>0.0001724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99898908994609" calcext:value-type="float">
            <text:p>1.9989890899</text:p>
          </table:table-cell>
          <table:table-cell office:value-type="float" office:value="0" calcext:value-type="float">
            <text:p>0</text:p>
          </table:table-cell>
          <table:table-cell office:value-type="float" office:value="0.000617463113469849" calcext:value-type="float">
            <text:p>0.0006174631</text:p>
          </table:table-cell>
        </table:table-row>
        <table:table-row table:style-name="ro1">
          <table:table-cell office:value-type="float" office:value="0.993692799067309" calcext:value-type="float">
            <text:p>0.9936927991</text:p>
          </table:table-cell>
          <table:table-cell office:value-type="float" office:value="17" calcext:value-type="float">
            <text:p>17</text:p>
          </table:table-cell>
          <table:table-cell office:value-type="float" office:value="2.99776010673622" calcext:value-type="float">
            <text:p>2.9977601067</text:p>
          </table:table-cell>
          <table:table-cell office:value-type="float" office:value="0" calcext:value-type="float">
            <text:p>0</text:p>
          </table:table-cell>
          <table:table-cell office:value-type="float" office:value="0.00505356750034474" calcext:value-type="float">
            <text:p>0.0050535675</text:p>
          </table:table-cell>
        </table:table-row>
        <table:table-row table:style-name="ro1">
          <table:table-cell office:value-type="float" office:value="2.99749799793896" calcext:value-type="float">
            <text:p>2.99749799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2353942748134" calcext:value-type="float">
            <text:p>0.00152353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976360403008" calcext:value-type="float">
            <text:p>0.9999763604</text:p>
          </table:table-cell>
          <table:table-cell office:value-type="float" office:value="0" calcext:value-type="float">
            <text:p>0</text:p>
          </table:table-cell>
          <table:table-cell office:value-type="float" office:value="0.0000136537655653609" calcext:value-type="float">
            <text:p>1.36537655653609E-05</text:p>
          </table:table-cell>
        </table:table-row>
        <table:table-row table:style-name="ro1">
          <table:table-cell office:value-type="float" office:value="0.995131973597878" calcext:value-type="float">
            <text:p>0.99513197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6446170217905" calcext:value-type="float">
            <text:p>0.9964461702</text:p>
          </table:table-cell>
          <table:table-cell office:value-type="float" office:value="0.00461787020451245" calcext:value-type="float">
            <text:p>0.00461787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96005663749" calcext:value-type="float">
            <text:p>0.9999600566</text:p>
          </table:table-cell>
          <table:table-cell office:value-type="float" office:value="0" calcext:value-type="float">
            <text:p>0</text:p>
          </table:table-cell>
          <table:table-cell office:value-type="float" office:value="0.0000245435601619312" calcext:value-type="float">
            <text:p>2.45435601619312E-0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.9969237763847" calcext:value-type="float">
            <text:p>32.9969237764</text:p>
          </table:table-cell>
          <table:table-cell office:value-type="float" office:value="1.98279874643465" calcext:value-type="float">
            <text:p>1.9827987464</text:p>
          </table:table-cell>
          <table:table-cell office:value-type="float" office:value="0.011494538068049" calcext:value-type="float">
            <text:p>0.0114945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9972570097197" calcext:value-type="float">
            <text:p>13.9972570097</text:p>
          </table:table-cell>
          <table:table-cell office:value-type="float" office:value="0" calcext:value-type="float">
            <text:p>0</text:p>
          </table:table-cell>
          <table:table-cell office:value-type="float" office:value="0.00158368287770786" calcext:value-type="float">
            <text:p>0.00158368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860935785802" calcext:value-type="float">
            <text:p>3.9860935786</text:p>
          </table:table-cell>
          <table:table-cell office:value-type="float" office:value="0" calcext:value-type="float">
            <text:p>0</text:p>
          </table:table-cell>
          <table:table-cell office:value-type="float" office:value="0.0084110419794883" calcext:value-type="float">
            <text:p>0.008411042</text:p>
          </table:table-cell>
        </table:table-row>
        <table:table-row table:style-name="ro1">
          <table:table-cell office:value-type="float" office:value="1.99981269778622" calcext:value-type="float">
            <text:p>1.9998126978</text:p>
          </table:table-cell>
          <table:table-cell office:value-type="float" office:value="15.9923494438841" calcext:value-type="float">
            <text:p>15.9923494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72832874861157" calcext:value-type="float">
            <text:p>0.0047283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9960530486697" calcext:value-type="float">
            <text:p>3.9996053049</text:p>
          </table:table-cell>
          <table:table-cell office:value-type="float" office:value="4.99588680048838" calcext:value-type="float">
            <text:p>4.9958868005</text:p>
          </table:table-cell>
          <table:table-cell office:value-type="float" office:value="0" calcext:value-type="float">
            <text:p>0</text:p>
          </table:table-cell>
          <table:table-cell office:value-type="float" office:value="0.00299047792760761" calcext:value-type="float">
            <text:p>0.0029904779</text:p>
          </table:table-cell>
        </table:table-row>
        <table:table-row table:style-name="ro1">
          <table:table-cell office:value-type="float" office:value="3.99304056911796" calcext:value-type="float">
            <text:p>3.9930405691</text:p>
          </table:table-cell>
          <table:table-cell office:value-type="float" office:value="7" calcext:value-type="float">
            <text:p>7</text:p>
          </table:table-cell>
          <table:table-cell office:value-type="float" office:value="1.99428772742492" calcext:value-type="float">
            <text:p>1.9942877274</text:p>
          </table:table-cell>
          <table:table-cell office:value-type="float" office:value="0" calcext:value-type="float">
            <text:p>0</text:p>
          </table:table-cell>
          <table:table-cell office:value-type="float" office:value="0.0063756214158279" calcext:value-type="float">
            <text:p>0.0063756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900621789946" calcext:value-type="float">
            <text:p>13.990062179</text:p>
          </table:table-cell>
          <table:table-cell office:value-type="float" office:value="1" calcext:value-type="float">
            <text:p>1</text:p>
          </table:table-cell>
          <table:table-cell office:value-type="float" office:value="0.998243379546518" calcext:value-type="float">
            <text:p>0.9982433795</text:p>
          </table:table-cell>
          <table:table-cell office:value-type="float" office:value="0.00662727419278083" calcext:value-type="float">
            <text:p>0.0066272742</text:p>
          </table:table-cell>
        </table:table-row>
        <table:table-row table:style-name="ro1">
          <table:table-cell office:value-type="float" office:value="0.988480438181303" calcext:value-type="float">
            <text:p>0.9884804382</text:p>
          </table:table-cell>
          <table:table-cell office:value-type="float" office:value="17" calcext:value-type="float">
            <text:p>17</text:p>
          </table:table-cell>
          <table:table-cell office:value-type="float" office:value="0.997022254570301" calcext:value-type="float">
            <text:p>0.9970222546</text:p>
          </table:table-cell>
          <table:table-cell office:value-type="float" office:value="0" calcext:value-type="float">
            <text:p>0</text:p>
          </table:table-cell>
          <table:table-cell office:value-type="float" office:value="0.00868415817440143" calcext:value-type="float">
            <text:p>0.0086841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926702981753" calcext:value-type="float">
            <text:p>8.9926702982</text:p>
          </table:table-cell>
          <table:table-cell office:value-type="float" office:value="1.99149634522891" calcext:value-type="float">
            <text:p>1.9914963452</text:p>
          </table:table-cell>
          <table:table-cell office:value-type="float" office:value="0" calcext:value-type="float">
            <text:p>0</text:p>
          </table:table-cell>
          <table:table-cell office:value-type="float" office:value="0.00869882995427717" calcext:value-type="float">
            <text:p>0.00869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99507635030719" calcext:value-type="float">
            <text:p>2.9950763503</text:p>
          </table:table-cell>
          <table:table-cell office:value-type="float" office:value="0" calcext:value-type="float">
            <text:p>0</text:p>
          </table:table-cell>
          <table:table-cell office:value-type="float" office:value="0.00300031834400154" calcext:value-type="float">
            <text:p>0.0030003183</text:p>
          </table:table-cell>
        </table:table-row>
        <table:table-row table:style-name="ro1">
          <table:table-cell office:value-type="float" office:value="3.99687206649505" calcext:value-type="float">
            <text:p>3.99687206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7712062681343" calcext:value-type="float">
            <text:p>0.9977120627</text:p>
          </table:table-cell>
          <table:table-cell office:value-type="float" office:value="0.00273369691740613" calcext:value-type="float">
            <text:p>0.0027336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974599196916" calcext:value-type="float">
            <text:p>15.9974599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54145889131227" calcext:value-type="float">
            <text:p>0.0015414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6657757785221" calcext:value-type="float">
            <text:p>9.9665775779</text:p>
          </table:table-cell>
          <table:table-cell office:value-type="float" office:value="0.99924453936488" calcext:value-type="float">
            <text:p>0.9992445394</text:p>
          </table:table-cell>
          <table:table-cell office:value-type="float" office:value="0" calcext:value-type="float">
            <text:p>0</text:p>
          </table:table-cell>
          <table:table-cell office:value-type="float" office:value="0.0207823463029695" calcext:value-type="float">
            <text:p>0.0207823463</text:p>
          </table:table-cell>
        </table:table-row>
        <table:table-row table:style-name="ro1">
          <table:table-cell office:value-type="float" office:value="0.995860806415027" calcext:value-type="float">
            <text:p>0.9958608064</text:p>
          </table:table-cell>
          <table:table-cell office:value-type="float" office:value="11.9950870851914" calcext:value-type="float">
            <text:p>11.99508708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45381814079453" calcext:value-type="float">
            <text:p>0.0045381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9978255528625" calcext:value-type="float">
            <text:p>16.9978255529</text:p>
          </table:table-cell>
          <table:table-cell office:value-type="float" office:value="0.998212454392584" calcext:value-type="float">
            <text:p>0.9982124544</text:p>
          </table:table-cell>
          <table:table-cell office:value-type="float" office:value="0" calcext:value-type="float">
            <text:p>0</text:p>
          </table:table-cell>
          <table:table-cell office:value-type="float" office:value="0.00214334087813092" calcext:value-type="float">
            <text:p>0.0021433409</text:p>
          </table:table-cell>
        </table:table-row>
        <table:table-row table:style-name="ro1">
          <table:table-cell office:value-type="float" office:value="3.99272385448159" calcext:value-type="float">
            <text:p>3.9927238545</text:p>
          </table:table-cell>
          <table:table-cell office:value-type="float" office:value="11.9942479432785" calcext:value-type="float">
            <text:p>11.9942479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755947624219788" calcext:value-type="float">
            <text:p>0.0075594762</text:p>
          </table:table-cell>
        </table:table-row>
        <table:table-row table:style-name="ro1">
          <table:table-cell office:value-type="float" office:value="0.998569024664954" calcext:value-type="float">
            <text:p>0.99856902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88804068065844" calcext:value-type="float">
            <text:p>0.9888040681</text:p>
          </table:table-cell>
          <table:table-cell office:value-type="float" office:value="0.00732360147375894" calcext:value-type="float">
            <text:p>0.0073236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978225800343" calcext:value-type="float">
            <text:p>5.99782258</text:p>
          </table:table-cell>
          <table:table-cell office:value-type="float" office:value="5" calcext:value-type="float">
            <text:p>5</text:p>
          </table:table-cell>
          <table:table-cell office:value-type="float" office:value="3.98677741829726" calcext:value-type="float">
            <text:p>3.9867774183</text:p>
          </table:table-cell>
          <table:table-cell office:value-type="float" office:value="0.00865002416488752" calcext:value-type="float">
            <text:p>0.0086500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992912473413" calcext:value-type="float">
            <text:p>16.9929124734</text:p>
          </table:table-cell>
          <table:table-cell office:value-type="float" office:value="0.998018661219496" calcext:value-type="float">
            <text:p>0.9980186612</text:p>
          </table:table-cell>
          <table:table-cell office:value-type="float" office:value="0" calcext:value-type="float">
            <text:p>0</text:p>
          </table:table-cell>
          <table:table-cell office:value-type="float" office:value="0.00492758218144655" calcext:value-type="float">
            <text:p>0.0049275822</text:p>
          </table:table-cell>
        </table:table-row>
        <table:table-row table:style-name="ro1">
          <table:table-cell office:value-type="float" office:value="1.97622413892175" calcext:value-type="float">
            <text:p>1.9762241389</text:p>
          </table:table-cell>
          <table:table-cell office:value-type="float" office:value="14" calcext:value-type="float">
            <text:p>14</text:p>
          </table:table-cell>
          <table:table-cell office:value-type="float" office:value="0.992512829376007" calcext:value-type="float">
            <text:p>0.9925128294</text:p>
          </table:table-cell>
          <table:table-cell office:value-type="float" office:value="0" calcext:value-type="float">
            <text:p>0</text:p>
          </table:table-cell>
          <table:table-cell office:value-type="float" office:value="0.0183812048473655" calcext:value-type="float">
            <text:p>0.0183812048</text:p>
          </table:table-cell>
        </table:table-row>
        <table:table-row table:style-name="ro1">
          <table:table-cell office:value-type="float" office:value="5.9820138652728" calcext:value-type="float">
            <text:p>5.98201386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1112944411354" calcext:value-type="float">
            <text:p>0.0111129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8201206141663" calcext:value-type="float">
            <text:p>1.9820120614</text:p>
          </table:table-cell>
          <table:table-cell office:value-type="float" office:value="0" calcext:value-type="float">
            <text:p>0</text:p>
          </table:table-cell>
          <table:table-cell office:value-type="float" office:value="0.0104819794527789" calcext:value-type="float">
            <text:p>0.0104819795</text:p>
          </table:table-cell>
        </table:table-row>
        <table:table-row table:style-name="ro1">
          <table:table-cell office:value-type="float" office:value="0.999238134609934" calcext:value-type="float">
            <text:p>0.9992381346</text:p>
          </table:table-cell>
          <table:table-cell office:value-type="float" office:value="14.9918914569595" calcext:value-type="float">
            <text:p>14.991891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98579467216915" calcext:value-type="float">
            <text:p>0.0059857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8189992459773" calcext:value-type="float">
            <text:p>0.9981899925</text:p>
          </table:table-cell>
          <table:table-cell office:value-type="float" office:value="8.9942087301875" calcext:value-type="float">
            <text:p>8.9942087302</text:p>
          </table:table-cell>
          <table:table-cell office:value-type="float" office:value="0" calcext:value-type="float">
            <text:p>0</text:p>
          </table:table-cell>
          <table:table-cell office:value-type="float" office:value="0.00455019729169697" calcext:value-type="float">
            <text:p>0.004550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99866002632085" calcext:value-type="float">
            <text:p>3.9986600263</text:p>
          </table:table-cell>
          <table:table-cell office:value-type="float" office:value="0.986987963183214" calcext:value-type="float">
            <text:p>0.9869879632</text:p>
          </table:table-cell>
          <table:table-cell office:value-type="float" office:value="0.00837168653718118" calcext:value-type="float">
            <text:p>0.0083716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634759479059" calcext:value-type="float">
            <text:p>4.9963475948</text:p>
          </table:table-cell>
          <table:table-cell office:value-type="float" office:value="3" calcext:value-type="float">
            <text:p>3</text:p>
          </table:table-cell>
          <table:table-cell office:value-type="float" office:value="2.99002677371583" calcext:value-type="float">
            <text:p>2.9900267737</text:p>
          </table:table-cell>
          <table:table-cell office:value-type="float" office:value="0.00783967389867494" calcext:value-type="float">
            <text:p>0.0078396739</text:p>
          </table:table-cell>
        </table:table-row>
        <table:table-row table:style-name="ro1">
          <table:table-cell office:value-type="float" office:value="2.98070925904847" calcext:value-type="float">
            <text:p>2.980709259</text:p>
          </table:table-cell>
          <table:table-cell office:value-type="float" office:value="6" calcext:value-type="float">
            <text:p>6</text:p>
          </table:table-cell>
          <table:table-cell office:value-type="float" office:value="2.99526789602564" calcext:value-type="float">
            <text:p>2.995267896</text:p>
          </table:table-cell>
          <table:table-cell office:value-type="float" office:value="1.99482130358892" calcext:value-type="float">
            <text:p>1.9948213036</text:p>
          </table:table-cell>
          <table:table-cell office:value-type="float" office:value="0.0178470894507748" calcext:value-type="float">
            <text:p>0.0178470895</text:p>
          </table:table-cell>
        </table:table-row>
        <table:table-row table:style-name="ro1">
          <table:table-cell office:value-type="float" office:value="6.99181518098787" calcext:value-type="float">
            <text:p>6.991815181</text:p>
          </table:table-cell>
          <table:table-cell office:value-type="float" office:value="3.97945140968942" calcext:value-type="float">
            <text:p>3.979451409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76632178145437" calcext:value-type="float">
            <text:p>0.0176632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4676187778451" calcext:value-type="float">
            <text:p>5.9467618778</text:p>
          </table:table-cell>
          <table:table-cell office:value-type="float" office:value="3.9894922206029" calcext:value-type="float">
            <text:p>3.9894922206</text:p>
          </table:table-cell>
          <table:table-cell office:value-type="float" office:value="2" calcext:value-type="float">
            <text:p>2</text:p>
          </table:table-cell>
          <table:table-cell office:value-type="float" office:value="0.0374856141113513" calcext:value-type="float">
            <text:p>0.03748561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63.6770462425397" calcext:value-type="float">
            <text:p>63.6770462425</text:p>
          </table:table-cell>
          <table:table-cell office:value-type="float" office:value="17.7273106174327" calcext:value-type="float">
            <text:p>17.7273106174</text:p>
          </table:table-cell>
          <table:table-cell office:value-type="float" office:value="0.299941271225041" calcext:value-type="float">
            <text:p>0.2999412712</text:p>
          </table:table-cell>
        </table:table-row>
        <table:table-row table:style-name="ro1">
          <table:table-cell office:value-type="float" office:value="37.992541975734" calcext:value-type="float">
            <text:p>37.9925419757</text:p>
          </table:table-cell>
          <table:table-cell office:value-type="float" office:value="23.9260953537267" calcext:value-type="float">
            <text:p>23.9260953537</text:p>
          </table:table-cell>
          <table:table-cell office:value-type="float" office:value="144" calcext:value-type="float">
            <text:p>144</text:p>
          </table:table-cell>
          <table:table-cell office:value-type="float" office:value="13.9190442721436" calcext:value-type="float">
            <text:p>13.9190442721</text:p>
          </table:table-cell>
          <table:table-cell office:value-type="float" office:value="0.0980033305521693" calcext:value-type="float">
            <text:p>0.09800333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.890721476386" calcext:value-type="float">
            <text:p>147.8907214764</text:p>
          </table:table-cell>
          <table:table-cell office:value-type="float" office:value="34.5996154059403" calcext:value-type="float">
            <text:p>34.5996154059</text:p>
          </table:table-cell>
          <table:table-cell office:value-type="float" office:value="17" calcext:value-type="float">
            <text:p>17</text:p>
          </table:table-cell>
          <table:table-cell office:value-type="float" office:value="0.303880816366917" calcext:value-type="float">
            <text:p>0.3038808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4.8210364072462" calcext:value-type="float">
            <text:p>4.8210364072</text:p>
          </table:table-cell>
          <table:table-cell office:value-type="float" office:value="7.91336776031678" calcext:value-type="float">
            <text:p>7.9133677603</text:p>
          </table:table-cell>
          <table:table-cell office:value-type="float" office:value="0.136802811855699" calcext:value-type="float">
            <text:p>0.1368028119</text:p>
          </table:table-cell>
        </table:table-row>
        <table:table-row table:style-name="ro1">
          <table:table-cell office:value-type="float" office:value="5.97974276777816" calcext:value-type="float">
            <text:p>5.979742767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2920081887682" calcext:value-type="float">
            <text:p>0.0122920082</text:p>
          </table:table-cell>
        </table:table-row>
        <table:table-row table:style-name="ro1">
          <table:table-cell office:value-type="float" office:value="3.97600373435739" calcext:value-type="float">
            <text:p>3.9760037344</text:p>
          </table:table-cell>
          <table:table-cell office:value-type="float" office:value="14.9954180729907" calcext:value-type="float">
            <text:p>14.9954180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0671688892682" calcext:value-type="float">
            <text:p>0.0170671689</text:p>
          </table:table-cell>
        </table:table-row>
        <table:table-row table:style-name="ro1">
          <table:table-cell office:value-type="float" office:value="7.98274017491834" calcext:value-type="float">
            <text:p>7.9827401749</text:p>
          </table:table-cell>
          <table:table-cell office:value-type="float" office:value="4.98080308192339" calcext:value-type="float">
            <text:p>4.98080308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89263386266101" calcext:value-type="float">
            <text:p>0.0189263386</text:p>
          </table:table-cell>
        </table:table-row>
        <table:table-row table:style-name="ro1">
          <table:table-cell office:value-type="float" office:value="5.9986425612682" calcext:value-type="float">
            <text:p>5.9986425613</text:p>
          </table:table-cell>
          <table:table-cell office:value-type="float" office:value="14.9662002043849" calcext:value-type="float">
            <text:p>14.96620020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2526321439421" calcext:value-type="float">
            <text:p>0.0212526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9419747001287" calcext:value-type="float">
            <text:p>2.99419747</text:p>
          </table:table-cell>
          <table:table-cell office:value-type="float" office:value="5" calcext:value-type="float">
            <text:p>5</text:p>
          </table:table-cell>
          <table:table-cell office:value-type="float" office:value="0.996146428625652" calcext:value-type="float">
            <text:p>0.9961464286</text:p>
          </table:table-cell>
          <table:table-cell office:value-type="float" office:value="0.00503291912703914" calcext:value-type="float">
            <text:p>0.0050329191</text:p>
          </table:table-cell>
        </table:table-row>
        <table:table-row table:style-name="ro1">
          <table:table-cell office:value-type="float" office:value="4.94465203171631" calcext:value-type="float">
            <text:p>4.9446520317</text:p>
          </table:table-cell>
          <table:table-cell office:value-type="float" office:value="41.996331042545" calcext:value-type="float">
            <text:p>41.99633104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53165173708579" calcext:value-type="float">
            <text:p>0.0353165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.97371003296406" calcext:value-type="float">
            <text:p>3.973710033</text:p>
          </table:table-cell>
          <table:table-cell office:value-type="float" office:value="5" calcext:value-type="float">
            <text:p>5</text:p>
          </table:table-cell>
          <table:table-cell office:value-type="float" office:value="0.0151873525429151" calcext:value-type="float">
            <text:p>0.0151873525</text:p>
          </table:table-cell>
        </table:table-row>
        <table:table-row table:style-name="ro1">
          <table:table-cell office:value-type="float" office:value="1.996659723955" calcext:value-type="float">
            <text:p>1.996659724</text:p>
          </table:table-cell>
          <table:table-cell office:value-type="float" office:value="23.9975172703701" calcext:value-type="float">
            <text:p>23.997517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904971988435" calcext:value-type="float">
            <text:p>0.0029904972</text:p>
          </table:table-cell>
        </table:table-row>
        <table:table-row table:style-name="ro1">
          <table:table-cell office:value-type="float" office:value="0.995581237386864" calcext:value-type="float">
            <text:p>0.9955812374</text:p>
          </table:table-cell>
          <table:table-cell office:value-type="float" office:value="31.9993787159514" calcext:value-type="float">
            <text:p>31.999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456998682169" calcext:value-type="float">
            <text:p>0.0033456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.99028546230647" calcext:value-type="float">
            <text:p>3.9902854623</text:p>
          </table:table-cell>
          <table:table-cell office:value-type="float" office:value="0" calcext:value-type="float">
            <text:p>0</text:p>
          </table:table-cell>
          <table:table-cell office:value-type="float" office:value="0.00566028066058105" calcext:value-type="float">
            <text:p>0.0056602807</text:p>
          </table:table-cell>
        </table:table-row>
        <table:table-row table:style-name="ro1">
          <table:table-cell office:value-type="float" office:value="1.99586639518388" calcext:value-type="float">
            <text:p>1.9958663952</text:p>
          </table:table-cell>
          <table:table-cell office:value-type="float" office:value="19.9956202302657" calcext:value-type="float">
            <text:p>19.9956202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1930795638357" calcext:value-type="float">
            <text:p>0.004919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9905500240687" calcext:value-type="float">
            <text:p>15.990550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5869643233595" calcext:value-type="float">
            <text:p>0.0055586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94787491082" calcext:value-type="float">
            <text:p>12.9947874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21031941957533" calcext:value-type="float">
            <text:p>0.0032103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9949353731398" calcext:value-type="float">
            <text:p>18.9949353731</text:p>
          </table:table-cell>
          <table:table-cell office:value-type="float" office:value="0.981191844365155" calcext:value-type="float">
            <text:p>0.9811918444</text:p>
          </table:table-cell>
          <table:table-cell office:value-type="float" office:value="0" calcext:value-type="float">
            <text:p>0</text:p>
          </table:table-cell>
          <table:table-cell office:value-type="float" office:value="0.0133075854397374" calcext:value-type="float">
            <text:p>0.0133075854</text:p>
          </table:table-cell>
        </table:table-row>
        <table:table-row table:style-name="ro1">
          <table:table-cell office:value-type="float" office:value="2.98978362676018" calcext:value-type="float">
            <text:p>2.9897836268</text:p>
          </table:table-cell>
          <table:table-cell office:value-type="float" office:value="18.9928914879392" calcext:value-type="float">
            <text:p>18.99289148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873187670411552" calcext:value-type="float">
            <text:p>0.00873187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9944911404901" calcext:value-type="float">
            <text:p>15.9944911405</text:p>
          </table:table-cell>
          <table:table-cell office:value-type="float" office:value="1.99833604728145" calcext:value-type="float">
            <text:p>1.9983360473</text:p>
          </table:table-cell>
          <table:table-cell office:value-type="float" office:value="0" calcext:value-type="float">
            <text:p>0</text:p>
          </table:table-cell>
          <table:table-cell office:value-type="float" office:value="0.00383539114869575" calcext:value-type="float">
            <text:p>0.0038353911</text:p>
          </table:table-cell>
        </table:table-row>
        <table:table-row table:style-name="ro1">
          <table:table-cell office:value-type="float" office:value="0.996624295554295" calcext:value-type="float">
            <text:p>0.9966242956</text:p>
          </table:table-cell>
          <table:table-cell office:value-type="float" office:value="10" calcext:value-type="float">
            <text:p>10</text:p>
          </table:table-cell>
          <table:table-cell office:value-type="float" office:value="0.997390364978139" calcext:value-type="float">
            <text:p>0.997390365</text:p>
          </table:table-cell>
          <table:table-cell office:value-type="float" office:value="0" calcext:value-type="float">
            <text:p>0</text:p>
          </table:table-cell>
          <table:table-cell office:value-type="float" office:value="0.00348162545756694" calcext:value-type="float">
            <text:p>0.0034816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92735046676326" calcext:value-type="float">
            <text:p>0.9927350467</text:p>
          </table:table-cell>
          <table:table-cell office:value-type="float" office:value="0" calcext:value-type="float">
            <text:p>0</text:p>
          </table:table-cell>
          <table:table-cell office:value-type="float" office:value="0.00424313843593277" calcext:value-type="float">
            <text:p>0.0042431384</text:p>
          </table:table-cell>
        </table:table-row>
        <table:table-row table:style-name="ro1">
          <table:table-cell office:value-type="float" office:value="3.98838242237985" calcext:value-type="float">
            <text:p>3.9883824224</text:p>
          </table:table-cell>
          <table:table-cell office:value-type="float" office:value="1" calcext:value-type="float">
            <text:p>1</text:p>
          </table:table-cell>
          <table:table-cell office:value-type="float" office:value="10.9946922033441" calcext:value-type="float">
            <text:p>10.9946922033</text:p>
          </table:table-cell>
          <table:table-cell office:value-type="float" office:value="2" calcext:value-type="float">
            <text:p>2</text:p>
          </table:table-cell>
          <table:table-cell office:value-type="float" office:value="0.00932279990239645" calcext:value-type="float">
            <text:p>0.0093227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655397773363" calcext:value-type="float">
            <text:p>1.9965539777</text:p>
          </table:table-cell>
          <table:table-cell office:value-type="float" office:value="13.9998521135949" calcext:value-type="float">
            <text:p>13.9998521136</text:p>
          </table:table-cell>
          <table:table-cell office:value-type="float" office:value="1" calcext:value-type="float">
            <text:p>1</text:p>
          </table:table-cell>
          <table:table-cell office:value-type="float" office:value="0.00215563997728271" calcext:value-type="float">
            <text:p>0.00215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99985090574861" calcext:value-type="float">
            <text:p>6.9998509057</text:p>
          </table:table-cell>
          <table:table-cell office:value-type="float" office:value="0.997408535040296" calcext:value-type="float">
            <text:p>0.997408535</text:p>
          </table:table-cell>
          <table:table-cell office:value-type="float" office:value="0.00162442228156175" calcext:value-type="float">
            <text:p>0.0016244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1.94886609148166" calcext:value-type="float">
            <text:p>1.9488660915</text:p>
          </table:table-cell>
          <table:table-cell office:value-type="float" office:value="0.0302852299966113" calcext:value-type="float">
            <text:p>0.03028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9924030533827" calcext:value-type="float">
            <text:p>8.9992403053</text:p>
          </table:table-cell>
          <table:table-cell office:value-type="float" office:value="0" calcext:value-type="float">
            <text:p>0</text:p>
          </table:table-cell>
          <table:table-cell office:value-type="float" office:value="1.99581204439175" calcext:value-type="float">
            <text:p>1.9958120444</text:p>
          </table:table-cell>
          <table:table-cell office:value-type="float" office:value="0.00279304221742611" calcext:value-type="float">
            <text:p>0.0027930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9700506638343" calcext:value-type="float">
            <text:p>1.9970050664</text:p>
          </table:table-cell>
          <table:table-cell office:value-type="float" office:value="0" calcext:value-type="float">
            <text:p>0</text:p>
          </table:table-cell>
          <table:table-cell office:value-type="float" office:value="0.9978957457789" calcext:value-type="float">
            <text:p>0.9978957458</text:p>
          </table:table-cell>
          <table:table-cell office:value-type="float" office:value="0.00294077014084802" calcext:value-type="float">
            <text:p>0.0029407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9522260618031" calcext:value-type="float">
            <text:p>2.9952226062</text:p>
          </table:table-cell>
          <table:table-cell office:value-type="float" office:value="0.00287674722859835" calcext:value-type="float">
            <text:p>0.0028767472</text:p>
          </table:table-cell>
        </table:table-row>
        <table:table-row table:style-name="ro1">
          <table:table-cell office:value-type="float" office:value="4.99782460831839" calcext:value-type="float">
            <text:p>4.9978246083</text:p>
          </table:table-cell>
          <table:table-cell office:value-type="float" office:value="0" calcext:value-type="float">
            <text:p>0</text:p>
          </table:table-cell>
          <table:table-cell office:value-type="float" office:value="0.99969139918661" calcext:value-type="float">
            <text:p>0.9996913992</text:p>
          </table:table-cell>
          <table:table-cell office:value-type="float" office:value="0" calcext:value-type="float">
            <text:p>0</text:p>
          </table:table-cell>
          <table:table-cell office:value-type="float" office:value="0.00159777855071248" calcext:value-type="float">
            <text:p>0.00159777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.9358000578084" calcext:value-type="float">
            <text:p>10.9358000578</text:p>
          </table:table-cell>
          <table:table-cell office:value-type="float" office:value="1" calcext:value-type="float">
            <text:p>1</text:p>
          </table:table-cell>
          <table:table-cell office:value-type="float" office:value="0.0383257205066646" calcext:value-type="float">
            <text:p>0.038325720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2.9810959629085" calcext:value-type="float">
            <text:p>12.9810959629</text:p>
          </table:table-cell>
          <table:table-cell office:value-type="float" office:value="1.94549813290866" calcext:value-type="float">
            <text:p>1.9454981329</text:p>
          </table:table-cell>
          <table:table-cell office:value-type="float" office:value="0.0436483700209203" calcext:value-type="float">
            <text:p>0.04364837</text:p>
          </table:table-cell>
        </table:table-row>
        <table:table-row table:style-name="ro1">
          <table:table-cell office:value-type="float" office:value="2.99867751378485" calcext:value-type="float">
            <text:p>2.99867751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829743548848581" calcext:value-type="float">
            <text:p>0.0008297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99056679123198" calcext:value-type="float">
            <text:p>3.9905667912</text:p>
          </table:table-cell>
          <table:table-cell office:value-type="float" office:value="0" calcext:value-type="float">
            <text:p>0</text:p>
          </table:table-cell>
          <table:table-cell office:value-type="float" office:value="0.0056252950332081" calcext:value-type="float">
            <text:p>0.005625295</text:p>
          </table:table-cell>
        </table:table-row>
        <table:table-row table:style-name="ro1">
          <table:table-cell office:value-type="float" office:value="3.99260440627637" calcext:value-type="float">
            <text:p>3.992604406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1708781744387" calcext:value-type="float">
            <text:p>0.9917087817</text:p>
          </table:table-cell>
          <table:table-cell office:value-type="float" office:value="0.00895641207197" calcext:value-type="float">
            <text:p>0.0089564121</text:p>
          </table:table-cell>
        </table:table-row>
        <table:table-row table:style-name="ro1">
          <table:table-cell office:value-type="float" office:value="6.98541005278111" calcext:value-type="float">
            <text:p>6.98541005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73099138563921" calcext:value-type="float">
            <text:p>0.9730991386</text:p>
          </table:table-cell>
          <table:table-cell office:value-type="float" office:value="0.0213579484070517" calcext:value-type="float">
            <text:p>0.0213579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3954325672225" calcext:value-type="float">
            <text:p>0.99395432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350087157648619" calcext:value-type="float">
            <text:p>0.0035008716</text:p>
          </table:table-cell>
        </table:table-row>
        <table:table-row table:style-name="ro1">
          <table:table-cell office:value-type="float" office:value="2.99620064468199" calcext:value-type="float">
            <text:p>2.99620064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.98299929553592" calcext:value-type="float">
            <text:p>2.9829992955</text:p>
          </table:table-cell>
          <table:table-cell office:value-type="float" office:value="0.0121128499134795" calcext:value-type="float">
            <text:p>0.0121128499</text:p>
          </table:table-cell>
        </table:table-row>
        <table:table-row table:style-name="ro1">
          <table:table-cell office:value-type="float" office:value="10.9727128525109" calcext:value-type="float">
            <text:p>10.9727128525</text:p>
          </table:table-cell>
          <table:table-cell office:value-type="float" office:value="24.9771583404272" calcext:value-type="float">
            <text:p>24.9771583404</text:p>
          </table:table-cell>
          <table:table-cell office:value-type="float" office:value="10.9934396263207" calcext:value-type="float">
            <text:p>10.9934396263</text:p>
          </table:table-cell>
          <table:table-cell office:value-type="float" office:value="3" calcext:value-type="float">
            <text:p>3</text:p>
          </table:table-cell>
          <table:table-cell office:value-type="float" office:value="0.03362674362043" calcext:value-type="float">
            <text:p>0.0336267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99551919761681" calcext:value-type="float">
            <text:p>1.9955191976</text:p>
          </table:table-cell>
          <table:table-cell office:value-type="float" office:value="0.00287682664817738" calcext:value-type="float">
            <text:p>0.00287682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6.8441116598243" calcext:value-type="float">
            <text:p>16.8441116598</text:p>
          </table:table-cell>
          <table:table-cell office:value-type="float" office:value="16.9710753116902" calcext:value-type="float">
            <text:p>16.9710753117</text:p>
          </table:table-cell>
          <table:table-cell office:value-type="float" office:value="0.121502965410447" calcext:value-type="float">
            <text:p>0.1215029654</text:p>
          </table:table-cell>
        </table:table-row>
        <table:table-row table:style-name="ro1">
          <table:table-cell office:value-type="float" office:value="17.9802880546243" calcext:value-type="float">
            <text:p>17.98028805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9890591460012" calcext:value-type="float">
            <text:p>11.989059146</text:p>
          </table:table-cell>
          <table:table-cell office:value-type="float" office:value="0.0156847268283947" calcext:value-type="float">
            <text:p>0.0156847268</text:p>
          </table:table-cell>
        </table:table-row>
        <table:table-row table:style-name="ro1">
          <table:table-cell office:value-type="float" office:value="8.97037649897806" calcext:value-type="float">
            <text:p>8.970376499</text:p>
          </table:table-cell>
          <table:table-cell office:value-type="float" office:value="33.9821521123902" calcext:value-type="float">
            <text:p>33.98215211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245449279757654" calcext:value-type="float">
            <text:p>0.024544928</text:p>
          </table:table-cell>
        </table:table-row>
        <table:table-row table:style-name="ro1">
          <table:table-cell office:value-type="float" office:value="81.4534063393644" calcext:value-type="float">
            <text:p>81.4534063394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36.9159387208594" calcext:value-type="float">
            <text:p>36.9159387209</text:p>
          </table:table-cell>
          <table:table-cell office:value-type="float" office:value="0.360770879292752" calcext:value-type="float">
            <text:p>0.36077087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9106988018339" calcext:value-type="float">
            <text:p>73.9106988018</text:p>
          </table:table-cell>
          <table:table-cell office:value-type="float" office:value="111" calcext:value-type="float">
            <text:p>111</text:p>
          </table:table-cell>
          <table:table-cell office:value-type="float" office:value="36.8053316057355" calcext:value-type="float">
            <text:p>36.8053316057</text:p>
          </table:table-cell>
          <table:table-cell office:value-type="float" office:value="0.172474116160408" calcext:value-type="float">
            <text:p>0.1724741162</text:p>
          </table:table-cell>
        </table:table-row>
        <table:table-row table:style-name="ro1">
          <table:table-cell office:value-type="float" office:value="40.7733963266647" calcext:value-type="float">
            <text:p>40.7733963267</text:p>
          </table:table-cell>
          <table:table-cell office:value-type="float" office:value="77.9199671892888" calcext:value-type="float">
            <text:p>77.919967189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0.161844356896042" calcext:value-type="float">
            <text:p>0.16184435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.9611081924882" calcext:value-type="float">
            <text:p>18.9611081925</text:p>
          </table:table-cell>
          <table:table-cell office:value-type="float" office:value="45.8200430165339" calcext:value-type="float">
            <text:p>45.8200430165</text:p>
          </table:table-cell>
          <table:table-cell office:value-type="float" office:value="4" calcext:value-type="float">
            <text:p>4</text:p>
          </table:table-cell>
          <table:table-cell office:value-type="float" office:value="0.120389917712528" calcext:value-type="float">
            <text:p>0.12038991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949829386712" calcext:value-type="float">
            <text:p>22.9498293867</text:p>
          </table:table-cell>
          <table:table-cell office:value-type="float" office:value="67" calcext:value-type="float">
            <text:p>67</text:p>
          </table:table-cell>
          <table:table-cell office:value-type="float" office:value="4.97202685057426" calcext:value-type="float">
            <text:p>4.9720268506</text:p>
          </table:table-cell>
          <table:table-cell office:value-type="float" office:value="0.0416044983935377" calcext:value-type="float">
            <text:p>0.0416044984</text:p>
          </table:table-cell>
        </table:table-row>
        <table:table-row table:style-name="ro1">
          <table:table-cell office:value-type="float" office:value="17.9989358941236" calcext:value-type="float">
            <text:p>17.9989358941</text:p>
          </table:table-cell>
          <table:table-cell office:value-type="float" office:value="11.9457298727241" calcext:value-type="float">
            <text:p>11.9457298727</text:p>
          </table:table-cell>
          <table:table-cell office:value-type="float" office:value="48" calcext:value-type="float">
            <text:p>48</text:p>
          </table:table-cell>
          <table:table-cell office:value-type="float" office:value="3.9739038046763" calcext:value-type="float">
            <text:p>3.9739038047</text:p>
          </table:table-cell>
          <table:table-cell office:value-type="float" office:value="0.050641645727665" calcext:value-type="float">
            <text:p>0.0506416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9941544698887" calcext:value-type="float">
            <text:p>20.9941544699</text:p>
          </table:table-cell>
          <table:table-cell office:value-type="float" office:value="1" calcext:value-type="float">
            <text:p>1</text:p>
          </table:table-cell>
          <table:table-cell office:value-type="float" office:value="0.970292995831393" calcext:value-type="float">
            <text:p>0.9702929958</text:p>
          </table:table-cell>
          <table:table-cell office:value-type="float" office:value="0.0198605060205671" calcext:value-type="float">
            <text:p>0.019860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99763160850631" calcext:value-type="float">
            <text:p>1.9976316085</text:p>
          </table:table-cell>
          <table:table-cell office:value-type="float" office:value="2" calcext:value-type="float">
            <text:p>2</text:p>
          </table:table-cell>
          <table:table-cell office:value-type="float" office:value="0.00141670940650394" calcext:value-type="float">
            <text:p>0.0014167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99924458335478" calcext:value-type="float">
            <text:p>9.9992445834</text:p>
          </table:table-cell>
          <table:table-cell office:value-type="float" office:value="0" calcext:value-type="float">
            <text:p>0</text:p>
          </table:table-cell>
          <table:table-cell office:value-type="float" office:value="0.000449437379190742" calcext:value-type="float">
            <text:p>0.0004494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927472394163" calcext:value-type="float">
            <text:p>13.99274723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451852332286203" calcext:value-type="float">
            <text:p>0.0045185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49607828486" calcext:value-type="float">
            <text:p>4.9994960783</text:p>
          </table:table-cell>
          <table:table-cell office:value-type="float" office:value="0.992649164615062" calcext:value-type="float">
            <text:p>0.9926491646</text:p>
          </table:table-cell>
          <table:table-cell office:value-type="float" office:value="0.00463815984268572" calcext:value-type="float">
            <text:p>0.0046381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96145600314624" calcext:value-type="float">
            <text:p>2.9614560031</text:p>
          </table:table-cell>
          <table:table-cell office:value-type="float" office:value="0.0224105393322902" calcext:value-type="float">
            <text:p>0.0224105393</text:p>
          </table:table-cell>
        </table:table-row>
        <table:table-row table:style-name="ro1">
          <table:table-cell office:value-type="float" office:value="2.99371345465843" calcext:value-type="float">
            <text:p>2.9937134547</text:p>
          </table:table-cell>
          <table:table-cell office:value-type="float" office:value="8" calcext:value-type="float">
            <text:p>8</text:p>
          </table:table-cell>
          <table:table-cell office:value-type="float" office:value="4.98517637045651" calcext:value-type="float">
            <text:p>4.9851763705</text:p>
          </table:table-cell>
          <table:table-cell office:value-type="float" office:value="0" calcext:value-type="float">
            <text:p>0</text:p>
          </table:table-cell>
          <table:table-cell office:value-type="float" office:value="0.0115043393015057" calcext:value-type="float">
            <text:p>0.0115043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921485784781" calcext:value-type="float">
            <text:p>7.9992148578</text:p>
          </table:table-cell>
          <table:table-cell office:value-type="float" office:value="4.99793015690808" calcext:value-type="float">
            <text:p>4.9979301569</text:p>
          </table:table-cell>
          <table:table-cell office:value-type="float" office:value="0" calcext:value-type="float">
            <text:p>0</text:p>
          </table:table-cell>
          <table:table-cell office:value-type="float" office:value="0.00173934201897484" calcext:value-type="float">
            <text:p>0.0017393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6210419400716" calcext:value-type="float">
            <text:p>0.9962104194</text:p>
          </table:table-cell>
          <table:table-cell office:value-type="float" office:value="8.99886910270347" calcext:value-type="float">
            <text:p>8.9988691027</text:p>
          </table:table-cell>
          <table:table-cell office:value-type="float" office:value="0" calcext:value-type="float">
            <text:p>0</text:p>
          </table:table-cell>
          <table:table-cell office:value-type="float" office:value="0.00284562693667073" calcext:value-type="float">
            <text:p>0.00284562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.9751727212909" calcext:value-type="float">
            <text:p>21.9751727213</text:p>
          </table:table-cell>
          <table:table-cell office:value-type="float" office:value="149.864083124609" calcext:value-type="float">
            <text:p>149.8640831246</text:p>
          </table:table-cell>
          <table:table-cell office:value-type="float" office:value="14" calcext:value-type="float">
            <text:p>14</text:p>
          </table:table-cell>
          <table:table-cell office:value-type="float" office:value="0.10576761910581" calcext:value-type="float">
            <text:p>0.1057676191</text:p>
          </table:table-cell>
        </table:table-row>
        <table:table-row table:style-name="ro1">
          <table:table-cell office:value-type="float" office:value="3.97644228723698" calcext:value-type="float">
            <text:p>3.97644228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143129604614336" calcext:value-type="float">
            <text:p>0.0143129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974358691689" calcext:value-type="float">
            <text:p>2.9997435869</text:p>
          </table:table-cell>
          <table:table-cell office:value-type="float" office:value="22" calcext:value-type="float">
            <text:p>22</text:p>
          </table:table-cell>
          <table:table-cell office:value-type="float" office:value="2.99960619381828" calcext:value-type="float">
            <text:p>2.9996061938</text:p>
          </table:table-cell>
          <table:table-cell office:value-type="float" office:value="0.00034265371022329" calcext:value-type="float">
            <text:p>0.0003426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9838962413949" calcext:value-type="float">
            <text:p>12.9838962414</text:p>
          </table:table-cell>
          <table:table-cell office:value-type="float" office:value="13.9771714507096" calcext:value-type="float">
            <text:p>13.9771714507</text:p>
          </table:table-cell>
          <table:table-cell office:value-type="float" office:value="9.99265845994846" calcext:value-type="float">
            <text:p>9.9926584599</text:p>
          </table:table-cell>
          <table:table-cell office:value-type="float" office:value="0.0272747177715794" calcext:value-type="float">
            <text:p>0.0272747178</text:p>
          </table:table-cell>
        </table:table-row>
        <table:table-row table:style-name="ro1">
          <table:table-cell office:value-type="float" office:value="10.9661751621493" calcext:value-type="float">
            <text:p>10.9661751621</text:p>
          </table:table-cell>
          <table:table-cell office:value-type="float" office:value="17.9222774076303" calcext:value-type="float">
            <text:p>17.92227740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649541568426428" calcext:value-type="float">
            <text:p>0.0649541568</text:p>
          </table:table-cell>
        </table:table-row>
        <table:table-row table:style-name="ro1">
          <table:table-cell office:value-type="float" office:value="6.99054610038248" calcext:value-type="float">
            <text:p>6.9905461004</text:p>
          </table:table-cell>
          <table:table-cell office:value-type="float" office:value="7.98408044057945" calcext:value-type="float">
            <text:p>7.9840804406</text:p>
          </table:table-cell>
          <table:table-cell office:value-type="float" office:value="10" calcext:value-type="float">
            <text:p>10</text:p>
          </table:table-cell>
          <table:table-cell office:value-type="float" office:value="2.99713318157772" calcext:value-type="float">
            <text:p>2.9971331816</text:p>
          </table:table-cell>
          <table:table-cell office:value-type="float" office:value="0.0169450620316512" calcext:value-type="float">
            <text:p>0.016945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958645636163" calcext:value-type="float">
            <text:p>13.9958645636</text:p>
          </table:table-cell>
          <table:table-cell office:value-type="float" office:value="5.99063629969721" calcext:value-type="float">
            <text:p>5.9906362997</text:p>
          </table:table-cell>
          <table:table-cell office:value-type="float" office:value="5.96506425999365" calcext:value-type="float">
            <text:p>5.96506426</text:p>
          </table:table-cell>
          <table:table-cell office:value-type="float" office:value="0.0302953128696788" calcext:value-type="float">
            <text:p>0.0302953129</text:p>
          </table:table-cell>
        </table:table-row>
        <table:table-row table:style-name="ro1">
          <table:table-cell office:value-type="float" office:value="4.98802683155969" calcext:value-type="float">
            <text:p>4.9880268316</text:p>
          </table:table-cell>
          <table:table-cell office:value-type="float" office:value="11.9724254951775" calcext:value-type="float">
            <text:p>11.97242549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205341312421185" calcext:value-type="float">
            <text:p>0.0205341312</text:p>
          </table:table-cell>
        </table:table-row>
        <table:table-row table:style-name="ro1">
          <table:table-cell office:value-type="float" office:value="4.91825462100392" calcext:value-type="float">
            <text:p>4.9182546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514881878037051" calcext:value-type="float">
            <text:p>0.0514881878</text:p>
          </table:table-cell>
        </table:table-row>
        <table:table-row table:style-name="ro1">
          <table:table-cell office:value-type="float" office:value="6.97189565096542" calcext:value-type="float">
            <text:p>6.971895651</text:p>
          </table:table-cell>
          <table:table-cell office:value-type="float" office:value="12.9799832448398" calcext:value-type="float">
            <text:p>12.97998324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242451664520984" calcext:value-type="float">
            <text:p>0.0242451665</text:p>
          </table:table-cell>
        </table:table-row>
        <table:table-row table:style-name="ro1">
          <table:table-cell office:value-type="float" office:value="3.99832788631147" calcext:value-type="float">
            <text:p>3.9983278863</text:p>
          </table:table-cell>
          <table:table-cell office:value-type="float" office:value="10" calcext:value-type="float">
            <text:p>10</text:p>
          </table:table-cell>
          <table:table-cell office:value-type="float" office:value="6.99957181882447" calcext:value-type="float">
            <text:p>6.9995718188</text:p>
          </table:table-cell>
          <table:table-cell office:value-type="float" office:value="1.99279425892018" calcext:value-type="float">
            <text:p>1.9927942589</text:p>
          </table:table-cell>
          <table:table-cell office:value-type="float" office:value="0.00594777926634646" calcext:value-type="float">
            <text:p>0.0059477793</text:p>
          </table:table-cell>
        </table:table-row>
        <table:table-row table:style-name="ro1">
          <table:table-cell office:value-type="float" office:value="40.9658558673438" calcext:value-type="float">
            <text:p>40.9658558673</text:p>
          </table:table-cell>
          <table:table-cell office:value-type="float" office:value="34" calcext:value-type="float">
            <text:p>34</text:p>
          </table:table-cell>
          <table:table-cell office:value-type="float" office:value="99.9128021196857" calcext:value-type="float">
            <text:p>99.9128021197</text:p>
          </table:table-cell>
          <table:table-cell office:value-type="float" office:value="2.99823057632429" calcext:value-type="float">
            <text:p>2.9982305763</text:p>
          </table:table-cell>
          <table:table-cell office:value-type="float" office:value="0.0773447619742075" calcext:value-type="float">
            <text:p>0.077344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7:03:03.209889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7:04:36.314016404</dc:date>
    <meta:editing-duration>PT4M25S</meta:editing-duration>
    <meta:editing-cycles>2</meta:editing-cycles>
    <meta:generator>LibreOffice/5.1.6.2$Linux_X86_64 LibreOffice_project/10m0$Build-2</meta:generator>
    <meta:document-statistic meta:table-count="1" meta:cell-count="1145" meta:object-count="0"/>
  </office:meta>
</office:document-meta>
</file>